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pdf" manifest:full-path="Pictures/124.pdf"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h text:style-name="Title">Comparing methods for estimating parasite-induced host mortality from distributional data: implementation and limitations</text:h>
      <text:p text:style-name="Author">Mark Wilber, Sara Weinstein, and Cherie Briggs</text:p>
      <text:h text:style-name="Heading_20_1" text:outline-level="1">Abstract</text:h>
      <text:p text:style-name="First_20_paragraph">TODO</text:p>
      <text:h text:style-name="Heading_20_1" text:outline-level="1">Introduction</text:h>
      <text:p text:style-name="First_20_paragraph">Infectious agents can have major impacts on animal populations through changing population dynamics and stability , altering predator-prey interactions , and even causing species’ decline and extinction . Accurately estimating the impact of these infectious agents in wildlife is critical to understanding what regulates host and parasite populations, making predictions about disease transmission, and managing disease outbreaks . The impact of pathogens, such as rabies(), bovine TB(), and rinderpest(), is typically quantified based on the presence or absence of disease, and does not account for the number of infectious agents present. Although sufficient for many bacterial and viral agents that reproduce within a host, for macroparasites, hosts cannot be simply categorized as infected and uninfected because pathology is linked to the intensity of infection . Helminths exhibiting this intensity dependent pathology have significant impacts on human health (), domestic livestock economics (), wildlife survival (). While it is generally assumed that some fraction of wild host populations must succumb to parasitic infections, it is notoriously difficult to actually quantify parasite-induced host mortality (PIHM) in wild animal populations . [more]</text:p>
      <text:p text:style-name="Text_20_body">Ideally, parasite-induced host mortality would be quantified by experimentally infecting and tracking individual hosts in the wild population; however, for logistical and ethical reasons this method is rarely feasible . Data on parasite intensity is much easier to collect and has often been used to identify the presence PIHM and quantify the relationship between infection intensity and host mortality [others?].</text:p>
      <text:p text:style-name="Text_20_body"> first proposed that PIHM could be identified by comparing the observed parasite distribution in the host population to the distribution predicted in the absence of parasite-induced host mortality. This method (“Crofton Method”) assumes that, prior to host mortality, parasites are distributed in the host population following a negative binomial distribution; however, as intensity dependent pathology removes heavily infected hosts from the population, the tail of the distribution is truncated. Mortality is assumed to not occur in hosts with low intensity infections, thus by iteratively fitting a negative binomial distribution to hosts with lower and lower parasite loads, and comparing the tail end of this predicted distribution to the observed parasite data, one could determine both whether PIHM was occurring and the parasite distribution in the host population prior to parasite induced mortality. We give a thorough description and implementation of the Crofton Method in <text:span text:style-name="T1">Supplementary</text:span><text:span text:style-name="T2"> </text:span><text:span text:style-name="T3">Information</text:span><text:span text:style-name="T4"> </text:span><text:span text:style-name="T5">(SI)</text:span> 1 and discuss the validity of its assumptions in the <text:span text:style-name="T6">Discussion</text:span>.</text:p>
      <text:p text:style-name="Text_20_body">The Crofton Method may be able to detect the presence of PIHM however, quantifying the relationship between infection intensity and host survival probability is more complicated. suggested that these values could be quantified by using the Crofton Method to first estimate the pre- mortality parasite distribution and then, using those parameters, calculate the probability of host survival with increasing parasite load. To do this, modeled host survival as a logistic function and then used a generalized linear model (GLM) to estimate the logistic parameters (see <text:span text:style-name="T7">SI</text:span><text:span text:style-name="T8"> </text:span><text:span text:style-name="T9">2</text:span> for a technical description of the Adjei Method). These methods appeared to provide an estimate the parasite intensity at which 50% of hosts exhibit PIHM (), as well as the unmeasurable fraction of the population that was lost (SI 2). However, to implement this method the observed data must be modified to fit the GLM framework and subjectively binned when mean infection intensity is high or sample sizes are small.</text:p>
      <text:p text:style-name="Text_20_body">After 30 years, and despite clear limitations , these methods (particularly the Crofton Method) are still discussed among parasitologists and are the primary techniques for examining population level impacts of parasitism using parasite intensity data. In these methods, PIHM can only be identified by visually examining plots and, with no clear decision rule; it can be difficult to determine the significance of PIHM across different host-parasite systems. The survival function produced by the Adjei Method offers one solution; however, this method requires manipulating the original data and has never been thoroughly tested.</text:p>
      <text:p text:style-name="Text_20_body">Estimating parasite impacts on host population using intensity data should only be done if methods exist to permit unbiased and accurate estimates of PIHM. In this study, we first propose a novel method for calculating PIHM. We next use simulations to compare our method with the previous Adjei Method to test the ability of both methods to (1) detect occurrence of PIHM and (2) estimate the lethal parasite load (<draw:frame text:anchor-type="as-char" style:vertical-pos="middle" style:vertical-rel="text"><draw:object xlink:href="Formula-0/" xlink:type="simple" xlink:show="embed" xlink:actuate="onLoad"/></draw:frame>) [see Table?] and the associated survival function. We then apply both methods to real datasets previously used in PIHM analyses and compare results. Finally, we discuss the limitations of inferring PIHM from distributional data and whether any method for inferring PIHM has a place in quantitative parasitology.</text:p>
      <text:h text:style-name="Heading_20_1" text:outline-level="1">Methods</text:h>
      <text:h text:style-name="Heading_20_2" text:outline-level="2">A novel, likelihood-based method for estimating PIHM</text:h>
      <text:p text:style-name="First_20_paragraph">Here we propose a novel, likelihood-based method (henceforth Likelihood Method) that does not require binning or data alteration, reduces the number of parameters to be estimated, and allows the significance of PIHM to be determined using standard statistical techniques.</text:p>
      <text:p text:style-name="Text_20_body">As with all previously proposed methods for estimating PIHM, the Likelihood Method first assumes that the pre-mortality distribution of parasites across hosts follows a negative binomial distribution <draw:frame text:anchor-type="as-char" style:vertical-pos="middle" style:vertical-rel="text"><draw:object xlink:href="Formula-1/" xlink:type="simple" xlink:show="embed" xlink:actuate="onLoad"/></draw:frame>, where <draw:frame text:anchor-type="as-char" style:vertical-pos="middle" style:vertical-rel="text"><draw:object xlink:href="Formula-2/" xlink:type="simple" xlink:show="embed" xlink:actuate="onLoad"/></draw:frame> is the mean parasite intensity in hosts before mortality and <draw:frame text:anchor-type="as-char" style:vertical-pos="middle" style:vertical-rel="text"><draw:object xlink:href="Formula-3/" xlink:type="simple" xlink:show="embed" xlink:actuate="onLoad"/></draw:frame> is the parasite aggregation before mortality (smaller <draw:frame text:anchor-type="as-char" style:vertical-pos="middle" style:vertical-rel="text"><draw:object xlink:href="Formula-4/" xlink:type="simple" xlink:show="embed" xlink:actuate="onLoad"/></draw:frame> leads to more aggregation). Previous methods have also required a parameter <draw:frame text:anchor-type="as-char" style:vertical-pos="middle" style:vertical-rel="text"><draw:object xlink:href="Formula-5/" xlink:type="simple" xlink:show="embed" xlink:actuate="onLoad"/></draw:frame> specifying the total number of hosts before mortality , but this is not a necessary parameter in the Likelihood Method.</text:p>
      <text:p text:style-name="Text_20_body">The second assumption of the Likelihood Method is that the host survival function, the function specifying the probability of a host surviving with <draw:frame text:anchor-type="as-char" style:vertical-pos="middle" style:vertical-rel="text"><draw:object xlink:href="Formula-6/" xlink:type="simple" xlink:show="embed" xlink:actuate="onLoad"/></draw:frame> parasites, takes the form of a logistic curve given by</text:p>
      <text:p text:style-name="Text_20_body"><draw:frame text:anchor-type="paragraph" style:vertical-pos="middle" style:vertical-rel="text"><draw:object xlink:href="Formula-7/" xlink:type="simple" xlink:show="embed" xlink:actuate="onLoad"/></draw:frame></text:p>
      <text:p text:style-name="Text_20_body">For this equation, the parasite intensity at which 50% of host experience PIHM (<draw:frame text:anchor-type="as-char" style:vertical-pos="middle" style:vertical-rel="text"><draw:object xlink:href="Formula-8/" xlink:type="simple" xlink:show="embed" xlink:actuate="onLoad"/></draw:frame>) can be calculated by <draw:frame text:anchor-type="as-char" style:vertical-pos="middle" style:vertical-rel="text"><draw:object xlink:href="Formula-9/" xlink:type="simple" xlink:show="embed" xlink:actuate="onLoad"/></draw:frame>. With these two explicit assumptions, the Likelihood Method estimates four parameters: <draw:frame text:anchor-type="as-char" style:vertical-pos="middle" style:vertical-rel="text"><draw:object xlink:href="Formula-10/" xlink:type="simple" xlink:show="embed" xlink:actuate="onLoad"/></draw:frame>, <draw:frame text:anchor-type="as-char" style:vertical-pos="middle" style:vertical-rel="text"><draw:object xlink:href="Formula-11/" xlink:type="simple" xlink:show="embed" xlink:actuate="onLoad"/></draw:frame>, <draw:frame text:anchor-type="as-char" style:vertical-pos="middle" style:vertical-rel="text"><draw:object xlink:href="Formula-12/" xlink:type="simple" xlink:show="embed" xlink:actuate="onLoad"/></draw:frame>, and <draw:frame text:anchor-type="as-char" style:vertical-pos="middle" style:vertical-rel="text"><draw:object xlink:href="Formula-13/" xlink:type="simple" xlink:show="embed" xlink:actuate="onLoad"/></draw:frame>.</text:p>
      <text:p text:style-name="Text_20_body">To estimate these parameters, we first define a probability distribution that gives the probability of having a parasite load of <draw:frame text:anchor-type="as-char" style:vertical-pos="middle" style:vertical-rel="text"><draw:object xlink:href="Formula-14/" xlink:type="simple" xlink:show="embed" xlink:actuate="onLoad"/></draw:frame> parasites conditional on host survival. Using standard rules of conditional probability this distribution can be written as</text:p>
      <text:p text:style-name="Text_20_body"><draw:frame text:anchor-type="paragraph" style:vertical-pos="middle" style:vertical-rel="text"><draw:object xlink:href="Formula-15/" xlink:type="simple" xlink:show="embed" xlink:actuate="onLoad"/></draw:frame></text:p>
      <text:p text:style-name="Text_20_body">One can see that <draw:frame text:anchor-type="as-char" style:vertical-pos="middle" style:vertical-rel="text"><draw:object xlink:href="Formula-16/" xlink:type="simple" xlink:show="embed" xlink:actuate="onLoad"/></draw:frame> is the survival function <draw:frame text:anchor-type="as-char" style:vertical-pos="middle" style:vertical-rel="text"><draw:object xlink:href="Formula-17/" xlink:type="simple" xlink:show="embed" xlink:actuate="onLoad"/></draw:frame>, <draw:frame text:anchor-type="as-char" style:vertical-pos="middle" style:vertical-rel="text"><draw:object xlink:href="Formula-18/" xlink:type="simple" xlink:show="embed" xlink:actuate="onLoad"/></draw:frame> is the pre-mortality parasite distribution <draw:frame text:anchor-type="as-char" style:vertical-pos="middle" style:vertical-rel="text"><draw:object xlink:href="Formula-19/" xlink:type="simple" xlink:show="embed" xlink:actuate="onLoad"/></draw:frame> and <draw:frame text:anchor-type="as-char" style:vertical-pos="middle" style:vertical-rel="text"><draw:object xlink:href="Formula-20/" xlink:type="simple" xlink:show="embed" xlink:actuate="onLoad"/></draw:frame>. Therefore equation [eq:concept] can be written as</text:p>
      <text:p text:style-name="Text_20_body"><draw:frame text:anchor-type="paragraph" style:vertical-pos="middle" style:vertical-rel="text"><draw:object xlink:href="Formula-21/" xlink:type="simple" xlink:show="embed" xlink:actuate="onLoad"/></draw:frame></text:p>
      <text:p text:style-name="Text_20_body">Using this probability distribution, one can then find the parameters <draw:frame text:anchor-type="as-char" style:vertical-pos="middle" style:vertical-rel="text"><draw:object xlink:href="Formula-22/" xlink:type="simple" xlink:show="embed" xlink:actuate="onLoad"/></draw:frame>, <draw:frame text:anchor-type="as-char" style:vertical-pos="middle" style:vertical-rel="text"><draw:object xlink:href="Formula-23/" xlink:type="simple" xlink:show="embed" xlink:actuate="onLoad"/></draw:frame>, <draw:frame text:anchor-type="as-char" style:vertical-pos="middle" style:vertical-rel="text"><draw:object xlink:href="Formula-24/" xlink:type="simple" xlink:show="embed" xlink:actuate="onLoad"/></draw:frame>, and <draw:frame text:anchor-type="as-char" style:vertical-pos="middle" style:vertical-rel="text"><draw:object xlink:href="Formula-25/" xlink:type="simple" xlink:show="embed" xlink:actuate="onLoad"/></draw:frame> that maximize the likelihood of an observed host-parasite dataset. Alternatively, one could apply the Crofton Method to estimate <draw:frame text:anchor-type="as-char" style:vertical-pos="middle" style:vertical-rel="text"><draw:object xlink:href="Formula-26/" xlink:type="simple" xlink:show="embed" xlink:actuate="onLoad"/></draw:frame> and <draw:frame text:anchor-type="as-char" style:vertical-pos="middle" style:vertical-rel="text"><draw:object xlink:href="Formula-27/" xlink:type="simple" xlink:show="embed" xlink:actuate="onLoad"/></draw:frame> and then find the maximum likelihood estimates of <draw:frame text:anchor-type="as-char" style:vertical-pos="middle" style:vertical-rel="text"><draw:object xlink:href="Formula-28/" xlink:type="simple" xlink:show="embed" xlink:actuate="onLoad"/></draw:frame> and <draw:frame text:anchor-type="as-char" style:vertical-pos="middle" style:vertical-rel="text"><draw:object xlink:href="Formula-29/" xlink:type="simple" xlink:show="embed" xlink:actuate="onLoad"/></draw:frame> and the corresponding <draw:frame text:anchor-type="as-char" style:vertical-pos="middle" style:vertical-rel="text"><draw:object xlink:href="Formula-30/" xlink:type="simple" xlink:show="embed" xlink:actuate="onLoad"/></draw:frame>.</text:p>
      <text:p text:style-name="Text_20_body">To estimate the significance of PIHM in a host-parasite system, a likelihood ratio test can be used in which the full model is given by equation [eq:dist] and the reduced model is given by a negative binomial distribution. If PIHM is not significant in the system, the resulting likelihood ratio statistic should approximately follow a <draw:frame text:anchor-type="as-char" style:vertical-pos="middle" style:vertical-rel="text"><draw:object xlink:href="Formula-31/" xlink:type="simple" xlink:show="embed" xlink:actuate="onLoad"/></draw:frame> distribution with degrees of freedom equal to 2. We provide the code for implementing this Likelihood Method in SI 3.</text:p>
      <text:h text:style-name="Heading_20_2" text:outline-level="2">Evaluating the Adjei and Likelihood Methods</text:h>
      <text:p text:style-name="First_20_paragraph"><text:span text:style-name="T10">Question</text:span><text:span text:style-name="T11"> </text:span><text:span text:style-name="T12">1:</text:span><text:span text:style-name="T13"> </text:span><text:span text:style-name="T14">Can</text:span><text:span text:style-name="T15"> </text:span><text:span text:style-name="T16">we</text:span><text:span text:style-name="T17"> </text:span><text:span text:style-name="T18">detect</text:span><text:span text:style-name="T19"> </text:span><text:span text:style-name="T20">PIHM?</text:span></text:p>
      <text:p text:style-name="Text_20_body">To test the ability of the Adjei and the Likelihood Methods to identify whether or not PIHM was occurring in a system, we randomly generated data using the following procedure. First, we drew <draw:frame text:anchor-type="as-char" style:vertical-pos="middle" style:vertical-rel="text"><draw:object xlink:href="Formula-32/" xlink:type="simple" xlink:show="embed" xlink:actuate="onLoad"/></draw:frame> randomly infected hosts from a negative binomial distribution with parameters <draw:frame text:anchor-type="as-char" style:vertical-pos="middle" style:vertical-rel="text"><draw:object xlink:href="Formula-33/" xlink:type="simple" xlink:show="embed" xlink:actuate="onLoad"/></draw:frame> and <draw:frame text:anchor-type="as-char" style:vertical-pos="middle" style:vertical-rel="text"><draw:object xlink:href="Formula-34/" xlink:type="simple" xlink:show="embed" xlink:actuate="onLoad"/></draw:frame>. This represented the dataset observed before mortality. Second, we chose values of <draw:frame text:anchor-type="as-char" style:vertical-pos="middle" style:vertical-rel="text"><draw:object xlink:href="Formula-35/" xlink:type="simple" xlink:show="embed" xlink:actuate="onLoad"/></draw:frame> and <draw:frame text:anchor-type="as-char" style:vertical-pos="middle" style:vertical-rel="text"><draw:object xlink:href="Formula-36/" xlink:type="simple" xlink:show="embed" xlink:actuate="onLoad"/></draw:frame> and calculated the probability of survival for all <draw:frame text:anchor-type="as-char" style:vertical-pos="middle" style:vertical-rel="text"><draw:object xlink:href="Formula-37/" xlink:type="simple" xlink:show="embed" xlink:actuate="onLoad"/></draw:frame> hosts using equation [eq:logistic]. Third, we drew <draw:frame text:anchor-type="as-char" style:vertical-pos="middle" style:vertical-rel="text"><draw:object xlink:href="Formula-38/" xlink:type="simple" xlink:show="embed" xlink:actuate="onLoad"/></draw:frame> random numbers from a uniform distribution between 0 and 1 and if host survival probability was less than this random number, the host experienced parasite-induced mortality. The surviving hosts comprised the dataset that would be obtained in the field, after PIHM.</text:p>
      <text:p text:style-name="Text_20_body">Using both the pre-mortality and post-mortality simulated datasets, we assumed that the values of <draw:frame text:anchor-type="as-char" style:vertical-pos="middle" style:vertical-rel="text"><draw:object xlink:href="Formula-39/" xlink:type="simple" xlink:show="embed" xlink:actuate="onLoad"/></draw:frame>, <draw:frame text:anchor-type="as-char" style:vertical-pos="middle" style:vertical-rel="text"><draw:object xlink:href="Formula-40/" xlink:type="simple" xlink:show="embed" xlink:actuate="onLoad"/></draw:frame>, and <draw:frame text:anchor-type="as-char" style:vertical-pos="middle" style:vertical-rel="text"><draw:object xlink:href="Formula-41/" xlink:type="simple" xlink:show="embed" xlink:actuate="onLoad"/></draw:frame> were known and tested the ability of both methods to correctly determine whether or not PIHM was occurring. While this scenario is unrealistic because the parameters <draw:frame text:anchor-type="as-char" style:vertical-pos="middle" style:vertical-rel="text"><draw:object xlink:href="Formula-42/" xlink:type="simple" xlink:show="embed" xlink:actuate="onLoad"/></draw:frame>, <draw:frame text:anchor-type="as-char" style:vertical-pos="middle" style:vertical-rel="text"><draw:object xlink:href="Formula-43/" xlink:type="simple" xlink:show="embed" xlink:actuate="onLoad"/></draw:frame>, and <draw:frame text:anchor-type="as-char" style:vertical-pos="middle" style:vertical-rel="text"><draw:object xlink:href="Formula-44/" xlink:type="simple" xlink:show="embed" xlink:actuate="onLoad"/></draw:frame> are always unknown, we implemented this scenario as a baseline to establish the efficacy of the methods independent of the estimates of <draw:frame text:anchor-type="as-char" style:vertical-pos="middle" style:vertical-rel="text"><draw:object xlink:href="Formula-45/" xlink:type="simple" xlink:show="embed" xlink:actuate="onLoad"/></draw:frame>, <draw:frame text:anchor-type="as-char" style:vertical-pos="middle" style:vertical-rel="text"><draw:object xlink:href="Formula-46/" xlink:type="simple" xlink:show="embed" xlink:actuate="onLoad"/></draw:frame> and <draw:frame text:anchor-type="as-char" style:vertical-pos="middle" style:vertical-rel="text"><draw:object xlink:href="Formula-47/" xlink:type="simple" xlink:show="embed" xlink:actuate="onLoad"/></draw:frame>. For the Adjei Method, <draw:frame text:anchor-type="as-char" style:vertical-pos="middle" style:vertical-rel="text"><draw:object xlink:href="Formula-48/" xlink:type="simple" xlink:show="embed" xlink:actuate="onLoad"/></draw:frame>, <draw:frame text:anchor-type="as-char" style:vertical-pos="middle" style:vertical-rel="text"><draw:object xlink:href="Formula-49/" xlink:type="simple" xlink:show="embed" xlink:actuate="onLoad"/></draw:frame>, and <draw:frame text:anchor-type="as-char" style:vertical-pos="middle" style:vertical-rel="text"><draw:object xlink:href="Formula-50/" xlink:type="simple" xlink:show="embed" xlink:actuate="onLoad"/></draw:frame> are estimated using the Crofton Method, while <draw:frame text:anchor-type="as-char" style:vertical-pos="middle" style:vertical-rel="text"><draw:object xlink:href="Formula-51/" xlink:type="simple" xlink:show="embed" xlink:actuate="onLoad"/></draw:frame> and <draw:frame text:anchor-type="as-char" style:vertical-pos="middle" style:vertical-rel="text"><draw:object xlink:href="Formula-52/" xlink:type="simple" xlink:show="embed" xlink:actuate="onLoad"/></draw:frame> in the Likelihood Method can be estimated jointly with <draw:frame text:anchor-type="as-char" style:vertical-pos="middle" style:vertical-rel="text"><draw:object xlink:href="Formula-53/" xlink:type="simple" xlink:show="embed" xlink:actuate="onLoad"/></draw:frame> and <draw:frame text:anchor-type="as-char" style:vertical-pos="middle" style:vertical-rel="text"><draw:object xlink:href="Formula-54/" xlink:type="simple" xlink:show="embed" xlink:actuate="onLoad"/></draw:frame> or via the Crofton Method. If a method could not correctly predict whether or not PIHM was occurring under these idealistic conditions, we considered this strong evidence of the unreliability of this method.</text:p>
      <text:p text:style-name="Text_20_body">We used three different values of <draw:frame text:anchor-type="as-char" style:vertical-pos="middle" style:vertical-rel="text"><draw:object xlink:href="Formula-55/" xlink:type="simple" xlink:show="embed" xlink:actuate="onLoad"/></draw:frame> (10, 50, 100) and for each <draw:frame text:anchor-type="as-char" style:vertical-pos="middle" style:vertical-rel="text"><draw:object xlink:href="Formula-56/" xlink:type="simple" xlink:show="embed" xlink:actuate="onLoad"/></draw:frame> we examined three different survival functions that had graduate, moderate, and steep decreases in the host survival with increasing parasite intensity (Figure [fig:surv]). For a given <draw:frame text:anchor-type="as-char" style:vertical-pos="middle" style:vertical-rel="text"><draw:object xlink:href="Formula-57/" xlink:type="simple" xlink:show="embed" xlink:actuate="onLoad"/></draw:frame>, each survival function had the same <draw:frame text:anchor-type="as-char" style:vertical-pos="middle" style:vertical-rel="text"><draw:object xlink:href="Formula-58/" xlink:type="simple" xlink:show="embed" xlink:actuate="onLoad"/></draw:frame> ([<draw:frame text:anchor-type="as-char" style:vertical-pos="middle" style:vertical-rel="text"><draw:object xlink:href="Formula-59/" xlink:type="simple" xlink:show="embed" xlink:actuate="onLoad"/></draw:frame>, <draw:frame text:anchor-type="as-char" style:vertical-pos="middle" style:vertical-rel="text"><draw:object xlink:href="Formula-60/" xlink:type="simple" xlink:show="embed" xlink:actuate="onLoad"/></draw:frame>], [<draw:frame text:anchor-type="as-char" style:vertical-pos="middle" style:vertical-rel="text"><draw:object xlink:href="Formula-61/" xlink:type="simple" xlink:show="embed" xlink:actuate="onLoad"/></draw:frame>, <draw:frame text:anchor-type="as-char" style:vertical-pos="middle" style:vertical-rel="text"><draw:object xlink:href="Formula-62/" xlink:type="simple" xlink:show="embed" xlink:actuate="onLoad"/></draw:frame>], [<draw:frame text:anchor-type="as-char" style:vertical-pos="middle" style:vertical-rel="text"><draw:object xlink:href="Formula-63/" xlink:type="simple" xlink:show="embed" xlink:actuate="onLoad"/></draw:frame>, <draw:frame text:anchor-type="as-char" style:vertical-pos="middle" style:vertical-rel="text"><draw:object xlink:href="Formula-64/" xlink:type="simple" xlink:show="embed" xlink:actuate="onLoad"/></draw:frame>]), but different values of <draw:frame text:anchor-type="as-char" style:vertical-pos="middle" style:vertical-rel="text"><draw:object xlink:href="Formula-65/" xlink:type="simple" xlink:show="embed" xlink:actuate="onLoad"/></draw:frame> and <draw:frame text:anchor-type="as-char" style:vertical-pos="middle" style:vertical-rel="text"><draw:object xlink:href="Formula-66/" xlink:type="simple" xlink:show="embed" xlink:actuate="onLoad"/></draw:frame>. We examined each <draw:frame text:anchor-type="as-char" style:vertical-pos="middle" style:vertical-rel="text"><draw:object xlink:href="Formula-67/" xlink:type="simple" xlink:show="embed" xlink:actuate="onLoad"/></draw:frame>-survival function pair at three levels of parasite aggregation, <draw:frame text:anchor-type="as-char" style:vertical-pos="middle" style:vertical-rel="text"><draw:object xlink:href="Formula-68/" xlink:type="simple" xlink:show="embed" xlink:actuate="onLoad"/></draw:frame>, 0.5, and 1 — realistic values of parasite aggregation in natural populations . For each of these parameter combinations we simulated 150 datasets and tested the probability of each method incorrectly identifying PIHM in the pre-mortality dataset (Type I error) and correctly identifying PIHM in the post-mortality dataset (power). For each method, we used a likelihood ratio test to determine whether the full model with PIHM provided a significantly better fit than the reduced model without PIHM at significance level <draw:frame text:anchor-type="as-char" style:vertical-pos="middle" style:vertical-rel="text"><draw:object xlink:href="Formula-69/" xlink:type="simple" xlink:show="embed" xlink:actuate="onLoad"/></draw:frame>. We tested each parameter combinations for pre-mortality population sizes of <draw:frame text:anchor-type="as-char" style:vertical-pos="middle" style:vertical-rel="text"><draw:object xlink:href="Formula-70/" xlink:type="simple" xlink:show="embed" xlink:actuate="onLoad"/></draw:frame> = [50, 100, 200, 300, 400, 500]. <draw:frame text:anchor-type="as-char" style:vertical-pos="middle" style:vertical-rel="text"><draw:object xlink:href="Formula-71/" xlink:type="simple" xlink:show="embed" xlink:actuate="onLoad"/></draw:frame> is not technically the sample size on which the methods are being tested on the post-mortality data because PIHM reduces <draw:frame text:anchor-type="as-char" style:vertical-pos="middle" style:vertical-rel="text"><draw:object xlink:href="Formula-72/" xlink:type="simple" xlink:show="embed" xlink:actuate="onLoad"/></draw:frame> for each simulated dataset. We therefore used the average number of surviving hosts over all 150 simulations for a given parameter combination as our measure of sample size in the power simulations.<text:line-break/></text:p>
      <text:p text:style-name="Text_20_body"><text:span text:style-name="T21">Question</text:span><text:span text:style-name="T22"> </text:span><text:span text:style-name="T23">2:</text:span><text:span text:style-name="T24"> </text:span><text:span text:style-name="T25">Can</text:span><text:span text:style-name="T26"> </text:span><text:span text:style-name="T27">we</text:span><text:span text:style-name="T28"> </text:span><text:span text:style-name="T29">estimate</text:span><text:span text:style-name="T30"> </text:span><text:span text:style-name="T31">fatal</text:span><text:span text:style-name="T32"> </text:span><text:span text:style-name="T33">parasite</text:span><text:span text:style-name="T34"> </text:span><text:span text:style-name="T35">intensity</text:span><text:span text:style-name="T36"> </text:span><text:span text:style-name="T37">and</text:span><text:span text:style-name="T38"> </text:span><text:span text:style-name="T39">the</text:span><text:span text:style-name="T40"> </text:span><text:span text:style-name="T41">host</text:span><text:span text:style-name="T42"> </text:span><text:span text:style-name="T43">survival</text:span><text:span text:style-name="T44"> </text:span><text:span text:style-name="T45">function?</text:span></text:p>
      <text:p text:style-name="Text_20_body">To compare the ability of the Adjei Method and the Likelihood Method to recover the <draw:frame text:anchor-type="as-char" style:vertical-pos="middle" style:vertical-rel="text"><draw:object xlink:href="Formula-73/" xlink:type="simple" xlink:show="embed" xlink:actuate="onLoad"/></draw:frame> and the parameters <draw:frame text:anchor-type="as-char" style:vertical-pos="middle" style:vertical-rel="text"><draw:object xlink:href="Formula-74/" xlink:type="simple" xlink:show="embed" xlink:actuate="onLoad"/></draw:frame> and <draw:frame text:anchor-type="as-char" style:vertical-pos="middle" style:vertical-rel="text"><draw:object xlink:href="Formula-75/" xlink:type="simple" xlink:show="embed" xlink:actuate="onLoad"/></draw:frame> of the survival function, we used the same simulation procedure and parameter combinations described above. For each parameter combination we simulated 150 datasets, estimated <draw:frame text:anchor-type="as-char" style:vertical-pos="middle" style:vertical-rel="text"><draw:object xlink:href="Formula-76/" xlink:type="simple" xlink:show="embed" xlink:actuate="onLoad"/></draw:frame>, <draw:frame text:anchor-type="as-char" style:vertical-pos="middle" style:vertical-rel="text"><draw:object xlink:href="Formula-77/" xlink:type="simple" xlink:show="embed" xlink:actuate="onLoad"/></draw:frame>, and <draw:frame text:anchor-type="as-char" style:vertical-pos="middle" style:vertical-rel="text"><draw:object xlink:href="Formula-78/" xlink:type="simple" xlink:show="embed" xlink:actuate="onLoad"/></draw:frame> and calculated the standardized bias and precision for these estimates over varying pre-mortality host population sizes <draw:frame text:anchor-type="as-char" style:vertical-pos="middle" style:vertical-rel="text"><draw:object xlink:href="Formula-79/" xlink:type="simple" xlink:show="embed" xlink:actuate="onLoad"/></draw:frame> = [300, 500, 1000, 2000, 5000, 7500, 10000]. We used the average number of surviving hosts over all 150 simulations for a given parameter combination as our measure of sample size. Because parameters <draw:frame text:anchor-type="as-char" style:vertical-pos="middle" style:vertical-rel="text"><draw:object xlink:href="Formula-80/" xlink:type="simple" xlink:show="embed" xlink:actuate="onLoad"/></draw:frame> and <draw:frame text:anchor-type="as-char" style:vertical-pos="middle" style:vertical-rel="text"><draw:object xlink:href="Formula-81/" xlink:type="simple" xlink:show="embed" xlink:actuate="onLoad"/></draw:frame> showed similar patterns of bias and precision, we only show the results for <draw:frame text:anchor-type="as-char" style:vertical-pos="middle" style:vertical-rel="text"><draw:object xlink:href="Formula-82/" xlink:type="simple" xlink:show="embed" xlink:actuate="onLoad"/></draw:frame>.</text:p>
      <text:h text:style-name="Heading_20_2" text:outline-level="2">Application to real data</text:h>
      <text:p text:style-name="First_20_paragraph">We tested the ability of the Adjei Method and the Likelihood Method to identify PIHM in 6 host-parasite datasets given in and 4 datasets given in (Table [table:pihm]). In the datasets, the host was the snail <text:span text:style-name="T46">Gammarus</text:span><text:span text:style-name="T47"> </text:span><text:span text:style-name="T48">pulex</text:span> which acts as the intermediate host for the acanthocephalan <text:span text:style-name="T49">Polmorphus</text:span><text:span text:style-name="T50"> </text:span><text:span text:style-name="T51">minutus</text:span>. In the datasets, the hosts were two species of lizard fish <text:span text:style-name="T52">Saurida</text:span><text:span text:style-name="T53"> </text:span><text:span text:style-name="T54">tumbil</text:span> and <text:span text:style-name="T55">Saurida</text:span><text:span text:style-name="T56"> </text:span><text:span text:style-name="T57">undosquamis</text:span> that were infected by the cestode <text:span text:style-name="T58">Callitetrarhynchus</text:span><text:span text:style-name="T59"> </text:span><text:span text:style-name="T60">gracilis</text:span>. Males and females of both fish species were considered separately.</text:p>
      <text:p text:style-name="Text_20_body">In both studies, the authors reported PIHM in some of the datasets and we test whether the Adjei Method and/or the Likelihood Method also predicted PIHM. For the 6 datasets from , we truncated the data at 4 parasites, applied the Crofton Method to estimate the pre-mortality distribution, and then ran the Likelihood Method and Adjei Method using these pre-mortality parameters. For the datasets, we followed the same procedure as the authors and first truncated the data at 2 parasites and then fit the Crofton Method for the female fish of both species. Then, following the original authors’ methods, we parameterized the male pre-mortality distributions for each species with the results from the females. Finally, we applied the Adjei Method and the Likelihood Method to determine whether or not PIHM was significant for these species and compared our results to those given by the authors. All fitting to data was done with the code provided in SI 3.</text:p>
      <text:h text:style-name="Heading_20_1" text:outline-level="1">Results</text:h>
      <text:h text:style-name="Heading_20_2" text:outline-level="2">Question 1: Detecting presence of PIHM</text:h>
      <text:p text:style-name="First_20_paragraph">The Adjei Method showed highly inflated Type I error rates (i.e. falsely detected PIHM) for all parameter combinations that we considered (Figure [fig:typeI10]; SI2 Figs 1, 2). This method also showed the unintuitive pattern of Type I error rate decreasing as sample size decreased. This pattern was due to the issue of binning discussed in the <text:span text:style-name="T61">Introduction</text:span> and <text:span text:style-name="T62">SI</text:span><text:span text:style-name="T63"> </text:span><text:span text:style-name="T64">X</text:span>. For small samples sizes, the applicability of the Adjei Method is compromised without binning the observed data in some way. In contrast, the Likelihood Method showed a Type I error rate at or near the pre-set level of 0.05 for all parameter combinations and sample sizes considered.</text:p>
      <text:p text:style-name="Text_20_body">The ability of the Adjei Method to detect PIHM given that it was occurring in a system (i.e. the power) was close to 1 for larger sample sizes and tended to decrease as sample size decreased (Figure [fig:typeI10]; SI2 Figs 1, 2). The Likelihood Method had a power close to one for all parameter combinations and sample sizes considered. With gradual survival functions, the power of the Likelihood Method decreased slightly for small samples sizes (solid black lines; Figure [fig:typeI10], SI2 Figs 1, 2).</text:p>
      <text:h text:style-name="Heading_20_2" text:outline-level="2">Question 2: Estimating the <draw:frame text:anchor-type="as-char" style:vertical-pos="middle" style:vertical-rel="text"><draw:object xlink:href="Formula-83/" xlink:type="simple" xlink:show="embed" xlink:actuate="onLoad"/></draw:frame> and survival function</text:h>
      <text:p text:style-name="First_20_paragraph">The Likelihood Method gave asymptotically unbiased estimates of the <draw:frame text:anchor-type="as-char" style:vertical-pos="middle" style:vertical-rel="text"><draw:object xlink:href="Formula-84/" xlink:type="simple" xlink:show="embed" xlink:actuate="onLoad"/></draw:frame> for all combinations of parameters examined in this study (Figure [fig:biasld50], SI2 Fig 3, 4). Even for small sample sizes (&lt; 500 hosts), the Likelihood Method’s estimate of <draw:frame text:anchor-type="as-char" style:vertical-pos="middle" style:vertical-rel="text"><draw:object xlink:href="Formula-85/" xlink:type="simple" xlink:show="embed" xlink:actuate="onLoad"/></draw:frame> was largely unbiased, with small biases occurring for host survival functions that were gradual. The precision of the Likelihood Method’s <draw:frame text:anchor-type="as-char" style:vertical-pos="middle" style:vertical-rel="text"><draw:object xlink:href="Formula-86/" xlink:type="simple" xlink:show="embed" xlink:actuate="onLoad"/></draw:frame> estimates decreased (increasing coefficient of variation) as sample size decreased for all parameter combinations we examined (Figure [fig:biasld50], SI2 Fig 3, 4).</text:p>
      <text:p text:style-name="Text_20_body">The Adjei Method always produced biased estimates of the <draw:frame text:anchor-type="as-char" style:vertical-pos="middle" style:vertical-rel="text"><draw:object xlink:href="Formula-87/" xlink:type="simple" xlink:show="embed" xlink:actuate="onLoad"/></draw:frame> across all parameter combinations (Figure [fig:biasld50], SI2 Fig 3, 4). For <draw:frame text:anchor-type="as-char" style:vertical-pos="middle" style:vertical-rel="text"><draw:object xlink:href="Formula-88/" xlink:type="simple" xlink:show="embed" xlink:actuate="onLoad"/></draw:frame>, the <draw:frame text:anchor-type="as-char" style:vertical-pos="middle" style:vertical-rel="text"><draw:object xlink:href="Formula-89/" xlink:type="simple" xlink:show="embed" xlink:actuate="onLoad"/></draw:frame> estimates from the Adjei Method were largely unbiased for large samples sizes, but showed increasing bias as sample size decreased, particularly for steep survival functions. As <draw:frame text:anchor-type="as-char" style:vertical-pos="middle" style:vertical-rel="text"><draw:object xlink:href="Formula-90/" xlink:type="simple" xlink:show="embed" xlink:actuate="onLoad"/></draw:frame> increased, the Adjei method produced biased estimates of <draw:frame text:anchor-type="as-char" style:vertical-pos="middle" style:vertical-rel="text"><draw:object xlink:href="Formula-91/" xlink:type="simple" xlink:show="embed" xlink:actuate="onLoad"/></draw:frame> across all sample sizes, with bias increasing as sample size decreased (SI2 Fig 3, 4). The <draw:frame text:anchor-type="as-char" style:vertical-pos="middle" style:vertical-rel="text"><draw:object xlink:href="Formula-92/" xlink:type="simple" xlink:show="embed" xlink:actuate="onLoad"/></draw:frame> estimates from the Adjei Method showed large decreases in precision occurring for the steepest survival function across all values of <draw:frame text:anchor-type="as-char" style:vertical-pos="middle" style:vertical-rel="text"><draw:object xlink:href="Formula-93/" xlink:type="simple" xlink:show="embed" xlink:actuate="onLoad"/></draw:frame> (Figure [fig:biasld50], SI2 Fig 3, 4).</text:p>
      <text:p text:style-name="Text_20_body">In terms of the host survival function, the Likelihood Method gave asymptotically unbiased estimates of <draw:frame text:anchor-type="as-char" style:vertical-pos="middle" style:vertical-rel="text"><draw:object xlink:href="Formula-94/" xlink:type="simple" xlink:show="embed" xlink:actuate="onLoad"/></draw:frame> as sample size increased for all parameter combinations considered (Figure [fig:biasa], SI2 Fig 5, 6). However, as sample size decreased, the Likelihood Method tended to produce severely biased estimates of <draw:frame text:anchor-type="as-char" style:vertical-pos="middle" style:vertical-rel="text"><draw:object xlink:href="Formula-95/" xlink:type="simple" xlink:show="embed" xlink:actuate="onLoad"/></draw:frame>. This was generally more pronounced for steeper survival functions and more aggregated pre-mortality distributions (e.g. Figure [fig:biasa]). The Adjei Method produced biased estimates of <draw:frame text:anchor-type="as-char" style:vertical-pos="middle" style:vertical-rel="text"><draw:object xlink:href="Formula-96/" xlink:type="simple" xlink:show="embed" xlink:actuate="onLoad"/></draw:frame> across all sample sizes, with the bias consistently being larger when the survival function was steeper. The bias of the Adjei Method’s estimate of <draw:frame text:anchor-type="as-char" style:vertical-pos="middle" style:vertical-rel="text"><draw:object xlink:href="Formula-97/" xlink:type="simple" xlink:show="embed" xlink:actuate="onLoad"/></draw:frame> also increased as <draw:frame text:anchor-type="as-char" style:vertical-pos="middle" style:vertical-rel="text"><draw:object xlink:href="Formula-98/" xlink:type="simple" xlink:show="embed" xlink:actuate="onLoad"/></draw:frame> increased (Figure [fig:biasa], SI2 Fig 5, 6).</text:p>
      <text:h text:style-name="Heading_20_2" text:outline-level="2">Application to real data</text:h>
      <text:p text:style-name="First_20_paragraph">Of the 10 datasets we considered, the previous authors visually detected PIHM in 7 of them (Table [table:pihm]). The Likelihood Method parameterized from the pre-mortality parameters of the Crofton Method detected significant PIHM in 6 of these 7 datasets at a significance level of 0.05. The only dataset in which the Likelihood Method did not detect a significant effect of PIHM was the Adjei dataset for female <text:span text:style-name="T65">S.</text:span><text:span text:style-name="T66"> </text:span><text:span text:style-name="T67">tumbil</text:span>. For this dataset there was a marginally significant effect of PIHM (<draw:frame text:anchor-type="as-char" style:vertical-pos="middle" style:vertical-rel="text"><draw:object xlink:href="Formula-99/" xlink:type="simple" xlink:show="embed" xlink:actuate="onLoad"/></draw:frame>).</text:p>
      <text:p text:style-name="Text_20_body">The Adjei Method detected PIHM in 9 of the 10 datasets (Table [table:pihm]), consistent with our simulation results that the Adjei Method has a high Type I error rate [additional data? to emphasize this point. Raccoon data?].</text:p>
      <text:h text:style-name="Heading_20_1" text:outline-level="1">Discussion</text:h>
      <text:p text:style-name="First_20_paragraph">Quantifying the impact of parasitism on wild host populations is critical in both disease modeling and wildlife management. Ideally the relationship between infection intensity and host survival would be measured experimentally, but for logistical and ethical reasons, this is often impossible . Looking for evidence of mortality in parasite distribution data requires the least amount of information, but is notoriously difficult to implement. The methodological flaws in the Adjei Method limit its utility, so here we propose an alternative, likelihood-based, method to estimate host survival and the <draw:frame text:anchor-type="as-char" style:vertical-pos="middle" style:vertical-rel="text"><draw:object xlink:href="Formula-100/" xlink:type="simple" xlink:show="embed" xlink:actuate="onLoad"/></draw:frame> from observed parasite intensity data. At a theoretical level this method is a significant improvement over the previous methods because it requires fewer parameters, provides a statistical decision rule for identifying PIHM and does not require any data manipulation.</text:p>
      <text:p text:style-name="Text_20_body">Using simulated data, we found that the Likelihood Method always out performs the Adjei Method. For simply detecting the presence of PIHM, the Likelihood Method is both more powerful and has fewer false detection events (Type I errors) [tense?]. When both methods were applied to published datasets previously used in PIHM analyses, the Adjei Method tended to detect PIHM where it had not previously been reported, consistent with the high Type I error rate observed in our simulations. The Likelihood Method is also more precise and less biased in calculations of both the parasite <draw:frame text:anchor-type="as-char" style:vertical-pos="middle" style:vertical-rel="text"><draw:object xlink:href="Formula-101/" xlink:type="simple" xlink:show="embed" xlink:actuate="onLoad"/></draw:frame> and host survival curve over the parameter values we considered. However, while only the Likelihood Method produces precise and unbiased <draw:frame text:anchor-type="as-char" style:vertical-pos="middle" style:vertical-rel="text"><draw:object xlink:href="Formula-102/" xlink:type="simple" xlink:show="embed" xlink:actuate="onLoad"/></draw:frame> estimates, neither method can provide unbiased estimates of the host survival function at realistic sample sizes. These simulations demonstrate that the Likelihood Method is more powerful and precise than the previously propose Adjei Method.</text:p>
      <text:p text:style-name="Text_20_body">Although superior to the Adjei Method, the Likelihood Method may still not always be applicable to real data. The Likelihood Method requires relatively large sample sizes (n&gt;50-100) [Are these relatively large? They seem small to me], that although reasonable to obtain for invertebrates or small fish may be completely unfeasible for many vertebrates, particularly the species of conservation concern where addressing the impact of parasitism would be most important [citation?]. An even larger sample size is required to capture the full parasite distribution when parasites are highly aggregated, mean infection intensity is high, or parasite prevalence is low [same as aggregation], all of which are common in many parasitic helminths. Low parasite-induced host mortality, as might be predicted in many definitive hosts, may also be very difficult to detect and require impossibly large sample sizes. And, even when sample size is sufficient, these methods can only detect PIHM is the host survival curve is non-linear . Most host-parasite models assume a linear relationship between survival and infection intensity , however nonlinear survival functions are not uncommon in empirical host-parasite systems . And, while linear functions make PIHM undetectable, at the other extreme, steep, non-linear survival curves produce severely biased estimates of the survival function. Even the Likelihood Method is probably limited to detecting PIHM and estimating <draw:frame text:anchor-type="as-char" style:vertical-pos="middle" style:vertical-rel="text"><draw:object xlink:href="Formula-103/" xlink:type="simple" xlink:show="embed" xlink:actuate="onLoad"/></draw:frame> in systems where greater than 50 hosts can be collected, parasites are common and only moderately aggregated, and substantial host mortality occurs at relatively low parasite intensity.</text:p>
      <text:p text:style-name="Text_20_body">While we have improved on the existing methods for quantifying PIHM from parasite intensity data, all such methods require several fundamental, and potentially problematic assumptions. Nearly all current methods derive from and assume that, prior to any PIHM, parasites are distributed in the host population following a negative binomial distribution. But, it is fundamentally impossible to know what the pre-mortality parasite distribution was in a wild host population and it is widely recognized that different processes can lead to a variety of parasite distributions in hosts . However, the negative binomial is extremely flexible and there is substantial empirical and theoretical evidence to support the assumption that, prior to any PIHM, parasite distributions can be fit by a negative binomial distribution . Unfortunately, this flexibility in the distribution may also reduce our ability to detect PIHM. If a negative binomial can be fit to the observed post-mortality parasite distribution then, regardless of how lethal the parasite was, it will be impossible to detect PIHM because there is no need for a more complex model. Most observed parasite distributions are well fit by the negative binomial distribution , suggesting that systems where these methods are applicable may be more the exception than the rule. Finally, even when truncation of the negative binomial distribution is detected, it may be caused by other processes such as within host density dependence, age dependent variation in host resistance and/or heterogeneous infection rates . This means that in the event that PIHM is detected, it may actually not be the result of PIHM.</text:p>
      <text:p text:style-name="Text_20_body">Given these numerous caveats, is the is there a place in parasitology for methods that estimate PIHM from distributional data? We are in agreement with that, at the very least, methods for estimating PIHM can provide preliminary insight into whether or not PIHM is worth further exploration. However, we stress that these methods should only be used as an exploratory tool when assessing the role of PIHM in a system and potential users should critically evaluate whether they think they have a large enough sample sizes and an appropriate host survival function/post-mortality distribution for the methods developed in this paper to be applicable. Even if they are applicable, inferring PIHM from distributional data is no substitute for field or laboratory experiments and/or in depth understanding of the natural history of the host-parasite system under consideration.</text:p>
      <text:h text:style-name="Heading_20_1" text:outline-level="1">Acknowledgments</text:h>
      <text:p text:style-name="First_20_paragraph">We thank X for their useful comments. This work was supported by X.</text:p>
      <table:table table:name="Table1" table:style-name="Table1">
        <table:table-column table:style-name="Table1.A"/>
        <table:table-column table:style-name="Table1.B"/>
        <table:table-header-rows>
          <table:table-row>
            <table:table-cell table:style-name="Table1.A1" office:value-type="string">
              <text:p text:style-name="P1">Parameter</text:p>
            </table:table-cell>
            <table:table-cell table:style-name="Table1.A1" office:value-type="string">
              <text:p text:style-name="P2">Definition</text:p>
            </table:table-cell>
          </table:table-row>
        </table:table-header-rows>
        <table:table-row>
          <table:table-cell table:style-name="Table1.A1" office:value-type="string">
            <text:p text:style-name="P3"><draw:frame text:anchor-type="as-char" style:vertical-pos="middle" style:vertical-rel="text"><draw:object xlink:href="Formula-104/" xlink:type="simple" xlink:show="embed" xlink:actuate="onLoad"/></draw:frame></text:p>
          </table:table-cell>
          <table:table-cell table:style-name="Table1.A1" office:value-type="string">
            <text:p text:style-name="P4">Pre-mortality mean parasite intensity</text:p>
          </table:table-cell>
        </table:table-row>
        <table:table-row>
          <table:table-cell table:style-name="Table1.A1" office:value-type="string">
            <text:p text:style-name="P3"><draw:frame text:anchor-type="as-char" style:vertical-pos="middle" style:vertical-rel="text"><draw:object xlink:href="Formula-105/" xlink:type="simple" xlink:show="embed" xlink:actuate="onLoad"/></draw:frame></text:p>
          </table:table-cell>
          <table:table-cell table:style-name="Table1.A1" office:value-type="string">
            <text:p text:style-name="P4">Pre-mortality parasite aggregation</text:p>
          </table:table-cell>
        </table:table-row>
        <table:table-row>
          <table:table-cell table:style-name="Table1.A1" office:value-type="string">
            <text:p text:style-name="P3"><draw:frame text:anchor-type="as-char" style:vertical-pos="middle" style:vertical-rel="text"><draw:object xlink:href="Formula-106/" xlink:type="simple" xlink:show="embed" xlink:actuate="onLoad"/></draw:frame></text:p>
          </table:table-cell>
          <table:table-cell table:style-name="Table1.A1" office:value-type="string">
            <text:p text:style-name="P4">Pre-mortality host population size</text:p>
          </table:table-cell>
        </table:table-row>
        <table:table-row>
          <table:table-cell table:style-name="Table1.A1" office:value-type="string">
            <text:p text:style-name="P3"><draw:frame text:anchor-type="as-char" style:vertical-pos="middle" style:vertical-rel="text"><draw:object xlink:href="Formula-107/" xlink:type="simple" xlink:show="embed" xlink:actuate="onLoad"/></draw:frame></text:p>
          </table:table-cell>
          <table:table-cell table:style-name="Table1.A1" office:value-type="string">
            <text:p text:style-name="P4">Number of parasites in a given host</text:p>
          </table:table-cell>
        </table:table-row>
        <table:table-row>
          <table:table-cell table:style-name="Table1.A1" office:value-type="string">
            <text:p text:style-name="P3"><draw:frame text:anchor-type="as-char" style:vertical-pos="middle" style:vertical-rel="text"><draw:object xlink:href="Formula-108/" xlink:type="simple" xlink:show="embed" xlink:actuate="onLoad"/></draw:frame></text:p>
          </table:table-cell>
          <table:table-cell table:style-name="Table1.A1" office:value-type="string">
            <text:p text:style-name="P4">Pre-mortality negative binomial distribution parasites distribution</text:p>
          </table:table-cell>
        </table:table-row>
        <table:table-row>
          <table:table-cell table:style-name="Table1.A1" office:value-type="string">
            <text:p text:style-name="P3"><draw:frame text:anchor-type="as-char" style:vertical-pos="middle" style:vertical-rel="text"><draw:object xlink:href="Formula-109/" xlink:type="simple" xlink:show="embed" xlink:actuate="onLoad"/></draw:frame></text:p>
          </table:table-cell>
          <table:table-cell table:style-name="Table1.A1" office:value-type="string">
            <text:p text:style-name="P4">Parameter of the logistic host survival function</text:p>
          </table:table-cell>
        </table:table-row>
        <table:table-row>
          <table:table-cell table:style-name="Table1.A1" office:value-type="string">
            <text:p text:style-name="P3"><draw:frame text:anchor-type="as-char" style:vertical-pos="middle" style:vertical-rel="text"><draw:object xlink:href="Formula-110/" xlink:type="simple" xlink:show="embed" xlink:actuate="onLoad"/></draw:frame></text:p>
          </table:table-cell>
          <table:table-cell table:style-name="Table1.A1" office:value-type="string">
            <text:p text:style-name="P4">Parameter of the logistic host survival function</text:p>
          </table:table-cell>
        </table:table-row>
        <table:table-row>
          <table:table-cell table:style-name="Table1.A1" office:value-type="string">
            <text:p text:style-name="P3"><draw:frame text:anchor-type="as-char" style:vertical-pos="middle" style:vertical-rel="text"><draw:object xlink:href="Formula-111/" xlink:type="simple" xlink:show="embed" xlink:actuate="onLoad"/></draw:frame></text:p>
          </table:table-cell>
          <table:table-cell table:style-name="Table1.A1" office:value-type="string">
            <text:p text:style-name="P4">The host survival function</text:p>
          </table:table-cell>
        </table:table-row>
        <table:table-row>
          <table:table-cell table:style-name="Table1.A1" office:value-type="string">
            <text:p text:style-name="P3"><draw:frame text:anchor-type="as-char" style:vertical-pos="middle" style:vertical-rel="text"><draw:object xlink:href="Formula-112/" xlink:type="simple" xlink:show="embed" xlink:actuate="onLoad"/></draw:frame></text:p>
          </table:table-cell>
          <table:table-cell table:style-name="Table1.A1" office:value-type="string">
            <text:p text:style-name="P4"><draw:frame text:anchor-type="as-char" style:vertical-pos="middle" style:vertical-rel="text"><draw:object xlink:href="Formula-113/" xlink:type="simple" xlink:show="embed" xlink:actuate="onLoad"/></draw:frame>, Parasite intensity at which 50% of hosts die</text:p>
          </table:table-cell>
        </table:table-row>
      </table:table>
      <text:p text:style-name="Caption">Definition of parameters and functions used in the main text</text:p>
      <text:p text:style-name="First_20_paragraph">[tab:param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Data Set (sample size)</text:p>
            </table:table-cell>
            <table:table-cell table:style-name="Table2.A1" office:value-type="string">
              <text:p text:style-name="Table_20_Heading">Author detected PIHM?</text:p>
            </table:table-cell>
            <table:table-cell table:style-name="Table2.A1" office:value-type="string">
              <text:p text:style-name="Table_20_Heading">Likelihood Method?</text:p>
            </table:table-cell>
            <table:table-cell table:style-name="Table2.A1" office:value-type="string">
              <text:p text:style-name="Table_20_Heading">Adjei Method?</text:p>
            </table:table-cell>
          </table:table-row>
        </table:table-header-rows>
        <table:table-row>
          <table:table-cell table:style-name="Table2.A1" office:value-type="string">
            <text:p text:style-name="Table_20_Contents">Crofton, Station 1 (<draw:frame text:anchor-type="as-char" style:vertical-pos="middle" style:vertical-rel="text"><draw:object xlink:href="Formula-114/" xlink:type="simple" xlink:show="embed" xlink:actuate="onLoad"/></draw:frame>)</text:p>
          </table:table-cell>
          <table:table-cell table:style-name="Table2.A1" office:value-type="string">
            <text:p text:style-name="Table_20_Contents">Yes</text:p>
          </table:table-cell>
          <table:table-cell table:style-name="Table2.A1" office:value-type="string">
            <text:p text:style-name="Table_20_Contents">Yes (7.27)</text:p>
          </table:table-cell>
          <table:table-cell table:style-name="Table2.A1" office:value-type="string">
            <text:p text:style-name="Table_20_Contents">Yes (9.33)</text:p>
          </table:table-cell>
        </table:table-row>
        <table:table-row>
          <table:table-cell table:style-name="Table2.A1" office:value-type="string">
            <text:p text:style-name="Table_20_Contents">Crofton, Station 2 (<draw:frame text:anchor-type="as-char" style:vertical-pos="middle" style:vertical-rel="text"><draw:object xlink:href="Formula-115/" xlink:type="simple" xlink:show="embed" xlink:actuate="onLoad"/></draw:frame>)</text:p>
          </table:table-cell>
          <table:table-cell table:style-name="Table2.A1" office:value-type="string">
            <text:p text:style-name="Table_20_Contents">Yes</text:p>
          </table:table-cell>
          <table:table-cell table:style-name="Table2.A1" office:value-type="string">
            <text:p text:style-name="Table_20_Contents">Yes (6.92)</text:p>
          </table:table-cell>
          <table:table-cell table:style-name="Table2.A1" office:value-type="string">
            <text:p text:style-name="Table_20_Contents">Yes (14.95)</text:p>
          </table:table-cell>
        </table:table-row>
        <table:table-row>
          <table:table-cell table:style-name="Table2.A1" office:value-type="string">
            <text:p text:style-name="Table_20_Contents">Crofton, Station 3 (<draw:frame text:anchor-type="as-char" style:vertical-pos="middle" style:vertical-rel="text"><draw:object xlink:href="Formula-116/" xlink:type="simple" xlink:show="embed" xlink:actuate="onLoad"/></draw:frame>)</text:p>
          </table:table-cell>
          <table:table-cell table:style-name="Table2.A1" office:value-type="string">
            <text:p text:style-name="Table_20_Contents">Yes</text:p>
          </table:table-cell>
          <table:table-cell table:style-name="Table2.A1" office:value-type="string">
            <text:p text:style-name="Table_20_Contents">Yes (5.93)</text:p>
          </table:table-cell>
          <table:table-cell table:style-name="Table2.A1" office:value-type="string">
            <text:p text:style-name="Table_20_Contents">Yes (5.98)</text:p>
          </table:table-cell>
        </table:table-row>
        <table:table-row>
          <table:table-cell table:style-name="Table2.A1" office:value-type="string">
            <text:p text:style-name="Table_20_Contents">Crofton, Station 4 (<draw:frame text:anchor-type="as-char" style:vertical-pos="middle" style:vertical-rel="text"><draw:object xlink:href="Formula-117/" xlink:type="simple" xlink:show="embed" xlink:actuate="onLoad"/></draw:frame>)</text:p>
          </table:table-cell>
          <table:table-cell table:style-name="Table2.A1" office:value-type="string">
            <text:p text:style-name="Table_20_Contents">No</text:p>
          </table:table-cell>
          <table:table-cell table:style-name="Table2.A1" office:value-type="string">
            <text:p text:style-name="Table_20_Contents">No</text:p>
          </table:table-cell>
          <table:table-cell table:style-name="Table2.A1" office:value-type="string">
            <text:p text:style-name="Table_20_Contents">Yes (7.99)</text:p>
          </table:table-cell>
        </table:table-row>
        <table:table-row>
          <table:table-cell table:style-name="Table2.A1" office:value-type="string">
            <text:p text:style-name="Table_20_Contents">Crofton, Station 5 (<draw:frame text:anchor-type="as-char" style:vertical-pos="middle" style:vertical-rel="text"><draw:object xlink:href="Formula-118/" xlink:type="simple" xlink:show="embed" xlink:actuate="onLoad"/></draw:frame>)</text:p>
          </table:table-cell>
          <table:table-cell table:style-name="Table2.A1" office:value-type="string">
            <text:p text:style-name="Table_20_Contents">No</text:p>
          </table:table-cell>
          <table:table-cell table:style-name="Table2.A1" office:value-type="string">
            <text:p text:style-name="Table_20_Contents">No</text:p>
          </table:table-cell>
          <table:table-cell table:style-name="Table2.A1" office:value-type="string">
            <text:p text:style-name="Table_20_Contents">Yes (10.58)</text:p>
          </table:table-cell>
        </table:table-row>
        <table:table-row>
          <table:table-cell table:style-name="Table2.A1" office:value-type="string">
            <text:p text:style-name="Table_20_Contents">Crofton, Station 6 (<draw:frame text:anchor-type="as-char" style:vertical-pos="middle" style:vertical-rel="text"><draw:object xlink:href="Formula-119/" xlink:type="simple" xlink:show="embed" xlink:actuate="onLoad"/></draw:frame>)</text:p>
          </table:table-cell>
          <table:table-cell table:style-name="Table2.A1" office:value-type="string">
            <text:p text:style-name="Table_20_Contents">No</text:p>
          </table:table-cell>
          <table:table-cell table:style-name="Table2.A1" office:value-type="string">
            <text:p text:style-name="Table_20_Contents">No</text:p>
          </table:table-cell>
          <table:table-cell table:style-name="Table2.A1" office:value-type="string">
            <text:p text:style-name="Table_20_Contents">No</text:p>
          </table:table-cell>
        </table:table-row>
        <table:table-row>
          <table:table-cell table:style-name="Table2.A1" office:value-type="string">
            <text:p text:style-name="Table_20_Contents">Adjei, <text:span text:style-name="T68">S.</text:span><text:span text:style-name="T69"> </text:span><text:span text:style-name="T70">tumbil</text:span> female (<draw:frame text:anchor-type="as-char" style:vertical-pos="middle" style:vertical-rel="text"><draw:object xlink:href="Formula-120/" xlink:type="simple" xlink:show="embed" xlink:actuate="onLoad"/></draw:frame>)</text:p>
          </table:table-cell>
          <table:table-cell table:style-name="Table2.A1" office:value-type="string">
            <text:p text:style-name="Table_20_Contents">Yes (5.7)</text:p>
          </table:table-cell>
          <table:table-cell table:style-name="Table2.A1" office:value-type="string">
            <text:p text:style-name="Table_20_Contents">No</text:p>
          </table:table-cell>
          <table:table-cell table:style-name="Table2.A1" office:value-type="string">
            <text:p text:style-name="Table_20_Contents">Yes (6.37)</text:p>
          </table:table-cell>
        </table:table-row>
        <table:table-row>
          <table:table-cell table:style-name="Table2.A1" office:value-type="string">
            <text:p text:style-name="Table_20_Contents">Adjei, <text:span text:style-name="T71">S.</text:span><text:span text:style-name="T72"> </text:span><text:span text:style-name="T73">tumbil</text:span> male (<draw:frame text:anchor-type="as-char" style:vertical-pos="middle" style:vertical-rel="text"><draw:object xlink:href="Formula-121/" xlink:type="simple" xlink:show="embed" xlink:actuate="onLoad"/></draw:frame>)</text:p>
          </table:table-cell>
          <table:table-cell table:style-name="Table2.A1" office:value-type="string">
            <text:p text:style-name="Table_20_Contents">Yes (3.4)</text:p>
          </table:table-cell>
          <table:table-cell table:style-name="Table2.A1" office:value-type="string">
            <text:p text:style-name="Table_20_Contents">Yes (3.42)</text:p>
          </table:table-cell>
          <table:table-cell table:style-name="Table2.A1" office:value-type="string">
            <text:p text:style-name="Table_20_Contents">Yes (3.66)</text:p>
          </table:table-cell>
        </table:table-row>
        <table:table-row>
          <table:table-cell table:style-name="Table2.A1" office:value-type="string">
            <text:p text:style-name="Table_20_Contents">Adjei, <text:span text:style-name="T74">S.</text:span><text:span text:style-name="T75"> </text:span><text:span text:style-name="T76">undosquamis</text:span> female (<draw:frame text:anchor-type="as-char" style:vertical-pos="middle" style:vertical-rel="text"><draw:object xlink:href="Formula-122/" xlink:type="simple" xlink:show="embed" xlink:actuate="onLoad"/></draw:frame>)</text:p>
          </table:table-cell>
          <table:table-cell table:style-name="Table2.A1" office:value-type="string">
            <text:p text:style-name="Table_20_Contents">Yes (3.2)</text:p>
          </table:table-cell>
          <table:table-cell table:style-name="Table2.A1" office:value-type="string">
            <text:p text:style-name="Table_20_Contents">Yes (3.04)</text:p>
          </table:table-cell>
          <table:table-cell table:style-name="Table2.A1" office:value-type="string">
            <text:p text:style-name="Table_20_Contents">Yes (3.11)</text:p>
          </table:table-cell>
        </table:table-row>
        <table:table-row>
          <table:table-cell table:style-name="Table2.A1" office:value-type="string">
            <text:p text:style-name="Table_20_Contents">Adjei, <text:span text:style-name="T77">S.</text:span><text:span text:style-name="T78"> </text:span><text:span text:style-name="T79">undosquamis</text:span> male (<draw:frame text:anchor-type="as-char" style:vertical-pos="middle" style:vertical-rel="text"><draw:object xlink:href="Formula-123/" xlink:type="simple" xlink:show="embed" xlink:actuate="onLoad"/></draw:frame>)</text:p>
          </table:table-cell>
          <table:table-cell table:style-name="Table2.A1" office:value-type="string">
            <text:p text:style-name="Table_20_Contents">Yes (1.8)</text:p>
          </table:table-cell>
          <table:table-cell table:style-name="Table2.A1" office:value-type="string">
            <text:p text:style-name="Table_20_Contents">Yes (1.83)</text:p>
          </table:table-cell>
          <table:table-cell table:style-name="Table2.A1" office:value-type="string">
            <text:p text:style-name="Table_20_Contents">Yes (1.78)</text:p>
          </table:table-cell>
        </table:table-row>
      </table:table>
      <text:p text:style-name="First_20_paragraph">[table:pihm]</text:p>
      <text:p text:style-name="Text_20_body"><draw:frame draw:name="img1" svg:width="0pt" svg:height="0pt"><draw:image xlink:href="Pictures/124.pdf" xlink:type="simple" xlink:show="embed" xlink:actuate="onLoad"/></draw:frame></text:p>
      <text:p text:style-name="Text_20_body">[fig:surv]</text:p>
      <text:p text:style-name="Text_20_body"><text:span text:style-name="T80">The</text:span><text:span text:style-name="T81"> </text:span><text:span text:style-name="T82">Type</text:span><text:span text:style-name="T83"> </text:span><text:span text:style-name="T84">I</text:span><text:span text:style-name="T85"> </text:span><text:span text:style-name="T86">error</text:span><text:span text:style-name="T87"> </text:span><text:span text:style-name="T88">rate</text:span><text:span text:style-name="T89"> </text:span><text:span text:style-name="T90">and</text:span><text:span text:style-name="T91"> </text:span><text:span text:style-name="T92">the</text:span><text:span text:style-name="T93"> </text:span><text:span text:style-name="T94">power</text:span><text:span text:style-name="T95"> </text:span><text:span text:style-name="T96">of</text:span><text:span text:style-name="T97"> </text:span><text:span text:style-name="T98">the</text:span><text:span text:style-name="T99"> </text:span><text:span text:style-name="T100">Likelihood</text:span><text:span text:style-name="T101"> </text:span><text:span text:style-name="T102">Method</text:span><text:span text:style-name="T103"> </text:span><text:span text:style-name="T104">(solid</text:span><text:span text:style-name="T105"> </text:span><text:span text:style-name="T106">line)</text:span><text:span text:style-name="T107"> </text:span><text:span text:style-name="T108">and</text:span><text:span text:style-name="T109"> </text:span><text:span text:style-name="T110">the</text:span><text:span text:style-name="T111"> </text:span><text:span text:style-name="T112">Adjei</text:span><text:span text:style-name="T113"> </text:span><text:span text:style-name="T114">Method</text:span><text:span text:style-name="T115"> </text:span><text:span text:style-name="T116">(dashed</text:span><text:span text:style-name="T117"> </text:span><text:span text:style-name="T118">lines)</text:span><text:span text:style-name="T119"> </text:span><text:span text:style-name="T120">when</text:span><text:span text:style-name="T121"> </text:span><draw:frame text:anchor-type="as-char" style:vertical-pos="middle" style:vertical-rel="text"><draw:object xlink:href="Formula-125/" xlink:type="simple" xlink:show="embed" xlink:actuate="onLoad"/></draw:frame><text:span text:style-name="T122"> </text:span><text:span text:style-name="T123">for</text:span><text:span text:style-name="T124"> </text:span><text:span text:style-name="T125">various</text:span><text:span text:style-name="T126"> </text:span><text:span text:style-name="T127">shapes</text:span><text:span text:style-name="T128"> </text:span><text:span text:style-name="T129">of</text:span><text:span text:style-name="T130"> </text:span><text:span text:style-name="T131">the</text:span><text:span text:style-name="T132"> </text:span><text:span text:style-name="T133">host</text:span><text:span text:style-name="T134"> </text:span><text:span text:style-name="T135">survival</text:span><text:span text:style-name="T136"> </text:span><text:span text:style-name="T137">function</text:span><text:span text:style-name="T138"> </text:span><text:span text:style-name="T139">and</text:span><text:span text:style-name="T140"> </text:span><text:span text:style-name="T141">levels</text:span><text:span text:style-name="T142"> </text:span><text:span text:style-name="T143">of</text:span><text:span text:style-name="T144"> </text:span><text:span text:style-name="T145">aggregation</text:span><text:span text:style-name="T146"> </text:span><draw:frame text:anchor-type="as-char" style:vertical-pos="middle" style:vertical-rel="text"><draw:object xlink:href="Formula-126/" xlink:type="simple" xlink:show="embed" xlink:actuate="onLoad"/></draw:frame><text:span text:style-name="T147">.</text:span><text:span text:style-name="T148"> </text:span><text:span text:style-name="T149">The</text:span><text:span text:style-name="T150"> </text:span><text:span text:style-name="T151">first</text:span><text:span text:style-name="T152"> </text:span><text:span text:style-name="T153">column</text:span><text:span text:style-name="T154"> </text:span><text:span text:style-name="T155">gives</text:span><text:span text:style-name="T156"> </text:span><text:span text:style-name="T157">the</text:span><text:span text:style-name="T158"> </text:span><text:span text:style-name="T159">Type</text:span><text:span text:style-name="T160"> </text:span><text:span text:style-name="T161">I</text:span><text:span text:style-name="T162"> </text:span><text:span text:style-name="T163">error</text:span><text:span text:style-name="T164"> </text:span><text:span text:style-name="T165">rate</text:span><text:span text:style-name="T166"> </text:span><text:span text:style-name="T167">of</text:span><text:span text:style-name="T168"> </text:span><text:span text:style-name="T169">each</text:span><text:span text:style-name="T170"> </text:span><text:span text:style-name="T171">method</text:span><text:span text:style-name="T172"> </text:span><text:span text:style-name="T173">for</text:span><text:span text:style-name="T174"> </text:span><text:span text:style-name="T175">falsely</text:span><text:span text:style-name="T176"> </text:span><text:span text:style-name="T177">detecting</text:span><text:span text:style-name="T178"> </text:span><text:span text:style-name="T179">PIHM</text:span><text:span text:style-name="T180"> </text:span><text:span text:style-name="T181">when</text:span><text:span text:style-name="T182"> </text:span><text:span text:style-name="T183">none</text:span><text:span text:style-name="T184"> </text:span><text:span text:style-name="T185">is</text:span><text:span text:style-name="T186"> </text:span><text:span text:style-name="T187">present.</text:span><text:span text:style-name="T188"> </text:span><text:span text:style-name="T189">The</text:span><text:span text:style-name="T190"> </text:span><text:span text:style-name="T191">red</text:span><text:span text:style-name="T192"> </text:span><text:span text:style-name="T193">line</text:span><text:span text:style-name="T194"> </text:span><text:span text:style-name="T195">gives</text:span><text:span text:style-name="T196"> </text:span><text:span text:style-name="T197">the</text:span><text:span text:style-name="T198"> </text:span><text:span text:style-name="T199">the</text:span><text:span text:style-name="T200"> </text:span><text:span text:style-name="T201">pre-set</text:span><text:span text:style-name="T202"> </text:span><text:span text:style-name="T203">Type</text:span><text:span text:style-name="T204"> </text:span><text:span text:style-name="T205">I</text:span><text:span text:style-name="T206"> </text:span><text:span text:style-name="T207">error</text:span><text:span text:style-name="T208"> </text:span><text:span text:style-name="T209">rate</text:span><text:span text:style-name="T210"> </text:span><text:span text:style-name="T211">of</text:span><text:span text:style-name="T212"> </text:span><draw:frame text:anchor-type="as-char" style:vertical-pos="middle" style:vertical-rel="text"><draw:object xlink:href="Formula-127/" xlink:type="simple" xlink:show="embed" xlink:actuate="onLoad"/></draw:frame><text:span text:style-name="T213">.</text:span><text:span text:style-name="T214"> </text:span><text:span text:style-name="T215">The</text:span><text:span text:style-name="T216"> </text:span><text:span text:style-name="T217">second</text:span><text:span text:style-name="T218"> </text:span><text:span text:style-name="T219">column</text:span><text:span text:style-name="T220"> </text:span><text:span text:style-name="T221">gives</text:span><text:span text:style-name="T222"> </text:span><text:span text:style-name="T223">the</text:span><text:span text:style-name="T224"> </text:span><text:span text:style-name="T225">power</text:span><text:span text:style-name="T226"> </text:span><text:span text:style-name="T227">of</text:span><text:span text:style-name="T228"> </text:span><text:span text:style-name="T229">a</text:span><text:span text:style-name="T230"> </text:span><text:span text:style-name="T231">given</text:span><text:span text:style-name="T232"> </text:span><text:span text:style-name="T233">method</text:span><text:span text:style-name="T234"> </text:span><text:span text:style-name="T235">to</text:span><text:span text:style-name="T236"> </text:span><text:span text:style-name="T237">detect</text:span><text:span text:style-name="T238"> </text:span><text:span text:style-name="T239">PIHM</text:span><text:span text:style-name="T240"> </text:span><text:span text:style-name="T241">when</text:span><text:span text:style-name="T242"> </text:span><text:span text:style-name="T243">it</text:span><text:span text:style-name="T244"> </text:span><text:span text:style-name="T245">is</text:span><text:span text:style-name="T246"> </text:span><text:span text:style-name="T247">actually</text:span><text:span text:style-name="T248"> </text:span><text:span text:style-name="T249">occurring.</text:span><text:span text:style-name="T250"> </text:span></text:p>
      <text:p text:style-name="Text_20_body">[fig:typeI10]</text:p>
      <text:p text:style-name="Text_20_body"><text:span text:style-name="T251">The</text:span><text:span text:style-name="T252"> </text:span><text:span text:style-name="T253">bias</text:span><text:span text:style-name="T254"> </text:span><text:span text:style-name="T255">and</text:span><text:span text:style-name="T256"> </text:span><text:span text:style-name="T257">the</text:span><text:span text:style-name="T258"> </text:span><text:span text:style-name="T259">precision</text:span><text:span text:style-name="T260"> </text:span><text:span text:style-name="T261">of</text:span><text:span text:style-name="T262"> </text:span><text:span text:style-name="T263">the</text:span><text:span text:style-name="T264"> </text:span><text:span text:style-name="T265">Likelihood</text:span><text:span text:style-name="T266"> </text:span><text:span text:style-name="T267">Method</text:span><text:span text:style-name="T268"> </text:span><text:span text:style-name="T269">(solid</text:span><text:span text:style-name="T270"> </text:span><text:span text:style-name="T271">line)</text:span><text:span text:style-name="T272"> </text:span><text:span text:style-name="T273">and</text:span><text:span text:style-name="T274"> </text:span><text:span text:style-name="T275">the</text:span><text:span text:style-name="T276"> </text:span><text:span text:style-name="T277">Adjei</text:span><text:span text:style-name="T278"> </text:span><text:span text:style-name="T279">Method</text:span><text:span text:style-name="T280"> </text:span><text:span text:style-name="T281">(dashed</text:span><text:span text:style-name="T282"> </text:span><text:span text:style-name="T283">lines)</text:span><text:span text:style-name="T284"> </text:span><text:span text:style-name="T285">when</text:span><text:span text:style-name="T286"> </text:span><draw:frame text:anchor-type="as-char" style:vertical-pos="middle" style:vertical-rel="text"><draw:object xlink:href="Formula-128/" xlink:type="simple" xlink:show="embed" xlink:actuate="onLoad"/></draw:frame><text:span text:style-name="T287"> </text:span><text:span text:style-name="T288">for</text:span><text:span text:style-name="T289"> </text:span><text:span text:style-name="T290">various</text:span><text:span text:style-name="T291"> </text:span><text:span text:style-name="T292">shapes</text:span><text:span text:style-name="T293"> </text:span><text:span text:style-name="T294">of</text:span><text:span text:style-name="T295"> </text:span><text:span text:style-name="T296">the</text:span><text:span text:style-name="T297"> </text:span><text:span text:style-name="T298">host</text:span><text:span text:style-name="T299"> </text:span><text:span text:style-name="T300">survival</text:span><text:span text:style-name="T301"> </text:span><text:span text:style-name="T302">function</text:span><text:span text:style-name="T303"> </text:span><text:span text:style-name="T304">and</text:span><text:span text:style-name="T305"> </text:span><text:span text:style-name="T306">levels</text:span><text:span text:style-name="T307"> </text:span><text:span text:style-name="T308">of</text:span><text:span text:style-name="T309"> </text:span><text:span text:style-name="T310">aggregation</text:span><text:span text:style-name="T311"> </text:span><draw:frame text:anchor-type="as-char" style:vertical-pos="middle" style:vertical-rel="text"><draw:object xlink:href="Formula-129/" xlink:type="simple" xlink:show="embed" xlink:actuate="onLoad"/></draw:frame><text:span text:style-name="T312"> </text:span><text:span text:style-name="T313">when</text:span><text:span text:style-name="T314"> </text:span><text:span text:style-name="T315">estimating</text:span><text:span text:style-name="T316"> </text:span><draw:frame text:anchor-type="as-char" style:vertical-pos="middle" style:vertical-rel="text"><draw:object xlink:href="Formula-130/" xlink:type="simple" xlink:show="embed" xlink:actuate="onLoad"/></draw:frame><text:span text:style-name="T317">.</text:span><text:span text:style-name="T318"> </text:span><text:span text:style-name="T319">The</text:span><text:span text:style-name="T320"> </text:span><text:span text:style-name="T321">first</text:span><text:span text:style-name="T322"> </text:span><text:span text:style-name="T323">column</text:span><text:span text:style-name="T324"> </text:span><text:span text:style-name="T325">gives</text:span><text:span text:style-name="T326"> </text:span><text:span text:style-name="T327">the</text:span><text:span text:style-name="T328"> </text:span><text:span text:style-name="T329">bias</text:span><text:span text:style-name="T330"> </text:span><text:span text:style-name="T331">of</text:span><text:span text:style-name="T332"> </text:span><text:span text:style-name="T333">each</text:span><text:span text:style-name="T334"> </text:span><text:span text:style-name="T335">method’s</text:span><text:span text:style-name="T336"> </text:span><draw:frame text:anchor-type="as-char" style:vertical-pos="middle" style:vertical-rel="text"><draw:object xlink:href="Formula-131/" xlink:type="simple" xlink:show="embed" xlink:actuate="onLoad"/></draw:frame><text:span text:style-name="T337"> </text:span><text:span text:style-name="T338">estimate</text:span><text:span text:style-name="T339"> </text:span><text:span text:style-name="T340">over</text:span><text:span text:style-name="T341"> </text:span><text:span text:style-name="T342">150</text:span><text:span text:style-name="T343"> </text:span><text:span text:style-name="T344">simulations.</text:span><text:span text:style-name="T345"> </text:span><text:span text:style-name="T346">The</text:span><text:span text:style-name="T347"> </text:span><text:span text:style-name="T348">second</text:span><text:span text:style-name="T349"> </text:span><text:span text:style-name="T350">column</text:span><text:span text:style-name="T351"> </text:span><text:span text:style-name="T352">gives</text:span><text:span text:style-name="T353"> </text:span><text:span text:style-name="T354">the</text:span><text:span text:style-name="T355"> </text:span><text:span text:style-name="T356">precision</text:span><text:span text:style-name="T357"> </text:span><text:span text:style-name="T358">of</text:span><text:span text:style-name="T359"> </text:span><text:span text:style-name="T360">each</text:span><text:span text:style-name="T361"> </text:span><text:span text:style-name="T362">method’s</text:span><text:span text:style-name="T363"> </text:span><draw:frame text:anchor-type="as-char" style:vertical-pos="middle" style:vertical-rel="text"><draw:object xlink:href="Formula-132/" xlink:type="simple" xlink:show="embed" xlink:actuate="onLoad"/></draw:frame><text:span text:style-name="T364"> </text:span><text:span text:style-name="T365">estimate</text:span><text:span text:style-name="T366"> </text:span><text:span text:style-name="T367">over</text:span><text:span text:style-name="T368"> </text:span><text:span text:style-name="T369">150</text:span><text:span text:style-name="T370"> </text:span><text:span text:style-name="T371">simulations.</text:span></text:p>
      <text:p text:style-name="Text_20_body">[fig:biasld50]</text:p>
      <text:p text:style-name="Text_20_body"><text:span text:style-name="T372">The</text:span><text:span text:style-name="T373"> </text:span><text:span text:style-name="T374">bias</text:span><text:span text:style-name="T375"> </text:span><text:span text:style-name="T376">and</text:span><text:span text:style-name="T377"> </text:span><text:span text:style-name="T378">the</text:span><text:span text:style-name="T379"> </text:span><text:span text:style-name="T380">precision</text:span><text:span text:style-name="T381"> </text:span><text:span text:style-name="T382">of</text:span><text:span text:style-name="T383"> </text:span><text:span text:style-name="T384">the</text:span><text:span text:style-name="T385"> </text:span><text:span text:style-name="T386">Likelihood</text:span><text:span text:style-name="T387"> </text:span><text:span text:style-name="T388">Method</text:span><text:span text:style-name="T389"> </text:span><text:span text:style-name="T390">(solid</text:span><text:span text:style-name="T391"> </text:span><text:span text:style-name="T392">line)</text:span><text:span text:style-name="T393"> </text:span><text:span text:style-name="T394">and</text:span><text:span text:style-name="T395"> </text:span><text:span text:style-name="T396">the</text:span><text:span text:style-name="T397"> </text:span><text:span text:style-name="T398">Adjei</text:span><text:span text:style-name="T399"> </text:span><text:span text:style-name="T400">Method</text:span><text:span text:style-name="T401"> </text:span><text:span text:style-name="T402">(dashed</text:span><text:span text:style-name="T403"> </text:span><text:span text:style-name="T404">lines)</text:span><text:span text:style-name="T405"> </text:span><text:span text:style-name="T406">when</text:span><text:span text:style-name="T407"> </text:span><draw:frame text:anchor-type="as-char" style:vertical-pos="middle" style:vertical-rel="text"><draw:object xlink:href="Formula-133/" xlink:type="simple" xlink:show="embed" xlink:actuate="onLoad"/></draw:frame><text:span text:style-name="T408"> </text:span><text:span text:style-name="T409">for</text:span><text:span text:style-name="T410"> </text:span><text:span text:style-name="T411">various</text:span><text:span text:style-name="T412"> </text:span><text:span text:style-name="T413">shapes</text:span><text:span text:style-name="T414"> </text:span><text:span text:style-name="T415">of</text:span><text:span text:style-name="T416"> </text:span><text:span text:style-name="T417">the</text:span><text:span text:style-name="T418"> </text:span><text:span text:style-name="T419">host</text:span><text:span text:style-name="T420"> </text:span><text:span text:style-name="T421">survival</text:span><text:span text:style-name="T422"> </text:span><text:span text:style-name="T423">function</text:span><text:span text:style-name="T424"> </text:span><text:span text:style-name="T425">and</text:span><text:span text:style-name="T426"> </text:span><text:span text:style-name="T427">levels</text:span><text:span text:style-name="T428"> </text:span><text:span text:style-name="T429">of</text:span><text:span text:style-name="T430"> </text:span><text:span text:style-name="T431">aggregation</text:span><text:span text:style-name="T432"> </text:span><draw:frame text:anchor-type="as-char" style:vertical-pos="middle" style:vertical-rel="text"><draw:object xlink:href="Formula-134/" xlink:type="simple" xlink:show="embed" xlink:actuate="onLoad"/></draw:frame><text:span text:style-name="T433"> </text:span><text:span text:style-name="T434">when</text:span><text:span text:style-name="T435"> </text:span><text:span text:style-name="T436">estimating</text:span><text:span text:style-name="T437"> </text:span><text:span text:style-name="T438">the</text:span><text:span text:style-name="T439"> </text:span><draw:frame text:anchor-type="as-char" style:vertical-pos="middle" style:vertical-rel="text"><draw:object xlink:href="Formula-135/" xlink:type="simple" xlink:show="embed" xlink:actuate="onLoad"/></draw:frame><text:span text:style-name="T440"> </text:span><text:span text:style-name="T441">parameter</text:span><text:span text:style-name="T442"> </text:span><text:span text:style-name="T443">of</text:span><text:span text:style-name="T444"> </text:span><text:span text:style-name="T445">the</text:span><text:span text:style-name="T446"> </text:span><text:span text:style-name="T447">host</text:span><text:span text:style-name="T448"> </text:span><text:span text:style-name="T449">survival</text:span><text:span text:style-name="T450"> </text:span><text:span text:style-name="T451">function.</text:span><text:span text:style-name="T452"> </text:span><text:span text:style-name="T453">The</text:span><text:span text:style-name="T454"> </text:span><text:span text:style-name="T455">first</text:span><text:span text:style-name="T456"> </text:span><text:span text:style-name="T457">column</text:span><text:span text:style-name="T458"> </text:span><text:span text:style-name="T459">gives</text:span><text:span text:style-name="T460"> </text:span><text:span text:style-name="T461">the</text:span><text:span text:style-name="T462"> </text:span><text:span text:style-name="T463">bias</text:span><text:span text:style-name="T464"> </text:span><text:span text:style-name="T465">of</text:span><text:span text:style-name="T466"> </text:span><text:span text:style-name="T467">each</text:span><text:span text:style-name="T468"> </text:span><text:span text:style-name="T469">method’s</text:span><text:span text:style-name="T470"> </text:span><draw:frame text:anchor-type="as-char" style:vertical-pos="middle" style:vertical-rel="text"><draw:object xlink:href="Formula-136/" xlink:type="simple" xlink:show="embed" xlink:actuate="onLoad"/></draw:frame><text:span text:style-name="T471"> </text:span><text:span text:style-name="T472">estimate</text:span><text:span text:style-name="T473"> </text:span><text:span text:style-name="T474">over</text:span><text:span text:style-name="T475"> </text:span><text:span text:style-name="T476">150</text:span><text:span text:style-name="T477"> </text:span><text:span text:style-name="T478">simulations.</text:span><text:span text:style-name="T479"> </text:span><text:span text:style-name="T480">The</text:span><text:span text:style-name="T481"> </text:span><text:span text:style-name="T482">second</text:span><text:span text:style-name="T483"> </text:span><text:span text:style-name="T484">column</text:span><text:span text:style-name="T485"> </text:span><text:span text:style-name="T486">gives</text:span><text:span text:style-name="T487"> </text:span><text:span text:style-name="T488">the</text:span><text:span text:style-name="T489"> </text:span><text:span text:style-name="T490">precision</text:span><text:span text:style-name="T491"> </text:span><text:span text:style-name="T492">of</text:span><text:span text:style-name="T493"> </text:span><text:span text:style-name="T494">each</text:span><text:span text:style-name="T495"> </text:span><text:span text:style-name="T496">method’s</text:span><text:span text:style-name="T497"> </text:span><draw:frame text:anchor-type="as-char" style:vertical-pos="middle" style:vertical-rel="text"><draw:object xlink:href="Formula-137/" xlink:type="simple" xlink:show="embed" xlink:actuate="onLoad"/></draw:frame><text:span text:style-name="T498"> </text:span><text:span text:style-name="T499">estimate</text:span><text:span text:style-name="T500"> </text:span><text:span text:style-name="T501">over</text:span><text:span text:style-name="T502"> </text:span><text:span text:style-name="T503">150</text:span><text:span text:style-name="T504"> </text:span><text:span text:style-name="T505">simulations.</text:span></text:p>
      <text:p text:style-name="Text_20_body">[fig:bi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ng methods for estimating parasite-induced host mortality from distributional data: implementation and limitations</dc:title>
  </office:meta>
</office:document-meta>
</file>

<file path=Formula-0/content.xml><?xml version="1.0" encoding="utf-8"?>
<math xmlns="http://www.w3.org/1998/Math/MathML" display="inline">
  <mrow>
    <mi>L</mi>
    <msub>
      <mi>D</mi>
      <mn>50</mn>
    </msub>
  </mrow>
</math>
</file>

<file path=Formula-1/content.xml><?xml version="1.0" encoding="utf-8"?>
<math xmlns="http://www.w3.org/1998/Math/MathML" display="inline">
  <mrow>
    <mi>g</mi>
    <mo stretchy="false" form="prefix">(</mo>
    <mi>x</mi>
    <mo>;</mo>
    <msub>
      <mi>μ</mi>
      <mi>p</mi>
    </msub>
    <mo>,</mo>
    <msub>
      <mi>k</mi>
      <mi>p</mi>
    </msub>
    <mo stretchy="false" form="postfix">)</mo>
  </mrow>
</math>
</file>

<file path=Formula-10/content.xml><?xml version="1.0" encoding="utf-8"?>
<math xmlns="http://www.w3.org/1998/Math/MathML" display="inline">
  <msub>
    <mi>μ</mi>
    <mi>p</mi>
  </msub>
</math>
</file>

<file path=Formula-100/content.xml><?xml version="1.0" encoding="utf-8"?>
<math xmlns="http://www.w3.org/1998/Math/MathML" display="inline">
  <mrow>
    <mi>L</mi>
    <msub>
      <mi>D</mi>
      <mn>50</mn>
    </msub>
  </mrow>
</math>
</file>

<file path=Formula-101/content.xml><?xml version="1.0" encoding="utf-8"?>
<math xmlns="http://www.w3.org/1998/Math/MathML" display="inline">
  <mrow>
    <mi>L</mi>
    <msub>
      <mi>D</mi>
      <mn>50</mn>
    </msub>
  </mrow>
</math>
</file>

<file path=Formula-102/content.xml><?xml version="1.0" encoding="utf-8"?>
<math xmlns="http://www.w3.org/1998/Math/MathML" display="inline">
  <mrow>
    <mi>L</mi>
    <msub>
      <mi>D</mi>
      <mn>50</mn>
    </msub>
  </mrow>
</math>
</file>

<file path=Formula-103/content.xml><?xml version="1.0" encoding="utf-8"?>
<math xmlns="http://www.w3.org/1998/Math/MathML" display="inline">
  <mrow>
    <mi>L</mi>
    <msub>
      <mi>D</mi>
      <mn>50</mn>
    </msub>
  </mrow>
</math>
</file>

<file path=Formula-104/content.xml><?xml version="1.0" encoding="utf-8"?>
<math xmlns="http://www.w3.org/1998/Math/MathML" display="inline">
  <msub>
    <mi>μ</mi>
    <mi>p</mi>
  </msub>
</math>
</file>

<file path=Formula-105/content.xml><?xml version="1.0" encoding="utf-8"?>
<math xmlns="http://www.w3.org/1998/Math/MathML" display="inline">
  <msub>
    <mi>k</mi>
    <mi>p</mi>
  </msub>
</math>
</file>

<file path=Formula-106/content.xml><?xml version="1.0" encoding="utf-8"?>
<math xmlns="http://www.w3.org/1998/Math/MathML" display="inline">
  <msub>
    <mi>N</mi>
    <mi>p</mi>
  </msub>
</math>
</file>

<file path=Formula-107/content.xml><?xml version="1.0" encoding="utf-8"?>
<math xmlns="http://www.w3.org/1998/Math/MathML" display="inline">
  <mi>x</mi>
</math>
</file>

<file path=Formula-108/content.xml><?xml version="1.0" encoding="utf-8"?>
<math xmlns="http://www.w3.org/1998/Math/MathML" display="inline">
  <mrow>
    <mi>g</mi>
    <mo stretchy="false" form="prefix">(</mo>
    <mi>x</mi>
    <mo>;</mo>
    <msub>
      <mi>μ</mi>
      <mi>p</mi>
    </msub>
    <mo>,</mo>
    <msub>
      <mi>k</mi>
      <mi>p</mi>
    </msub>
    <mo stretchy="false" form="postfix">)</mo>
  </mrow>
</math>
</file>

<file path=Formula-109/content.xml><?xml version="1.0" encoding="utf-8"?>
<math xmlns="http://www.w3.org/1998/Math/MathML" display="inline">
  <mi>a</mi>
</math>
</file>

<file path=Formula-11/content.xml><?xml version="1.0" encoding="utf-8"?>
<math xmlns="http://www.w3.org/1998/Math/MathML" display="inline">
  <msub>
    <mi>k</mi>
    <mi>p</mi>
  </msub>
</math>
</file>

<file path=Formula-110/content.xml><?xml version="1.0" encoding="utf-8"?>
<math xmlns="http://www.w3.org/1998/Math/MathML" display="inline">
  <mi>b</mi>
</math>
</file>

<file path=Formula-111/content.xml><?xml version="1.0" encoding="utf-8"?>
<math xmlns="http://www.w3.org/1998/Math/MathML" display="inline">
  <mrow>
    <mi>h</mi>
    <mo stretchy="false" form="prefix">(</mo>
    <mi>x</mi>
    <mo>;</mo>
    <mi>a</mi>
    <mo>,</mo>
    <mi>b</mi>
    <mo stretchy="false" form="postfix">)</mo>
  </mrow>
</math>
</file>

<file path=Formula-112/content.xml><?xml version="1.0" encoding="utf-8"?>
<math xmlns="http://www.w3.org/1998/Math/MathML" display="inline">
  <mrow>
    <mi>L</mi>
    <msub>
      <mi>D</mi>
      <mn>50</mn>
    </msub>
  </mrow>
</math>
</file>

<file path=Formula-113/content.xml><?xml version="1.0" encoding="utf-8"?>
<math xmlns="http://www.w3.org/1998/Math/MathML" display="inline">
  <mrow>
    <mi>exp</mi>
    <mo stretchy="false" form="prefix">(</mo>
    <mi>a</mi>
    <mo>/</mo>
    <mi>b</mi>
    <mo stretchy="false" form="postfix">)</mo>
  </mrow>
</math>
</file>

<file path=Formula-114/content.xml><?xml version="1.0" encoding="utf-8"?>
<math xmlns="http://www.w3.org/1998/Math/MathML" display="inline">
  <mrow>
    <mi>n</mi>
    <mo>=</mo>
    <mn>538</mn>
  </mrow>
</math>
</file>

<file path=Formula-115/content.xml><?xml version="1.0" encoding="utf-8"?>
<math xmlns="http://www.w3.org/1998/Math/MathML" display="inline">
  <mrow>
    <mi>n</mi>
    <mo>=</mo>
    <mn>507</mn>
  </mrow>
</math>
</file>

<file path=Formula-116/content.xml><?xml version="1.0" encoding="utf-8"?>
<math xmlns="http://www.w3.org/1998/Math/MathML" display="inline">
  <mrow>
    <mi>n</mi>
    <mo>=</mo>
    <mn>633</mn>
  </mrow>
</math>
</file>

<file path=Formula-117/content.xml><?xml version="1.0" encoding="utf-8"?>
<math xmlns="http://www.w3.org/1998/Math/MathML" display="inline">
  <mrow>
    <mi>n</mi>
    <mo>=</mo>
    <mn>486</mn>
  </mrow>
</math>
</file>

<file path=Formula-118/content.xml><?xml version="1.0" encoding="utf-8"?>
<math xmlns="http://www.w3.org/1998/Math/MathML" display="inline">
  <mrow>
    <mi>n</mi>
    <mo>=</mo>
    <mn>276</mn>
  </mrow>
</math>
</file>

<file path=Formula-119/content.xml><?xml version="1.0" encoding="utf-8"?>
<math xmlns="http://www.w3.org/1998/Math/MathML" display="inline">
  <mrow>
    <mi>n</mi>
    <mo>=</mo>
    <mn>191</mn>
  </mrow>
</math>
</file>

<file path=Formula-12/content.xml><?xml version="1.0" encoding="utf-8"?>
<math xmlns="http://www.w3.org/1998/Math/MathML" display="inline">
  <mi>a</mi>
</math>
</file>

<file path=Formula-120/content.xml><?xml version="1.0" encoding="utf-8"?>
<math xmlns="http://www.w3.org/1998/Math/MathML" display="inline">
  <mrow>
    <mi>n</mi>
    <mo>=</mo>
    <mn>446</mn>
  </mrow>
</math>
</file>

<file path=Formula-121/content.xml><?xml version="1.0" encoding="utf-8"?>
<math xmlns="http://www.w3.org/1998/Math/MathML" display="inline">
  <mrow>
    <mi>n</mi>
    <mo>=</mo>
    <mn>452</mn>
  </mrow>
</math>
</file>

<file path=Formula-122/content.xml><?xml version="1.0" encoding="utf-8"?>
<math xmlns="http://www.w3.org/1998/Math/MathML" display="inline">
  <mrow>
    <mi>n</mi>
    <mo>=</mo>
    <mn>2573</mn>
  </mrow>
</math>
</file>

<file path=Formula-123/content.xml><?xml version="1.0" encoding="utf-8"?>
<math xmlns="http://www.w3.org/1998/Math/MathML" display="inline">
  <mrow>
    <mi>n</mi>
    <mo>=</mo>
    <mn>2440</mn>
  </mrow>
</math>
</file>

<file path=Formula-125/content.xml><?xml version="1.0" encoding="utf-8"?>
<math xmlns="http://www.w3.org/1998/Math/MathML" display="inline">
  <mrow>
    <msub>
      <mi>μ</mi>
      <mi>p</mi>
    </msub>
    <mo>=</mo>
    <mn>10</mn>
  </mrow>
</math>
</file>

<file path=Formula-126/content.xml><?xml version="1.0" encoding="utf-8"?>
<math xmlns="http://www.w3.org/1998/Math/MathML" display="inline">
  <msub>
    <mi>k</mi>
    <mi>p</mi>
  </msub>
</math>
</file>

<file path=Formula-127/content.xml><?xml version="1.0" encoding="utf-8"?>
<math xmlns="http://www.w3.org/1998/Math/MathML" display="inline">
  <mrow>
    <mi>α</mi>
    <mo>=</mo>
    <mn>0</mn>
    <mo>.</mo>
    <mn>05</mn>
  </mrow>
</math>
</file>

<file path=Formula-128/content.xml><?xml version="1.0" encoding="utf-8"?>
<math xmlns="http://www.w3.org/1998/Math/MathML" display="inline">
  <mrow>
    <msub>
      <mi>μ</mi>
      <mi>p</mi>
    </msub>
    <mo>=</mo>
    <mn>10</mn>
  </mrow>
</math>
</file>

<file path=Formula-129/content.xml><?xml version="1.0" encoding="utf-8"?>
<math xmlns="http://www.w3.org/1998/Math/MathML" display="inline">
  <msub>
    <mi>k</mi>
    <mi>p</mi>
  </msub>
</math>
</file>

<file path=Formula-13/content.xml><?xml version="1.0" encoding="utf-8"?>
<math xmlns="http://www.w3.org/1998/Math/MathML" display="inline">
  <mi>b</mi>
</math>
</file>

<file path=Formula-130/content.xml><?xml version="1.0" encoding="utf-8"?>
<math xmlns="http://www.w3.org/1998/Math/MathML" display="inline">
  <mrow>
    <mi>L</mi>
    <msub>
      <mi>D</mi>
      <mn>50</mn>
    </msub>
  </mrow>
</math>
</file>

<file path=Formula-131/content.xml><?xml version="1.0" encoding="utf-8"?>
<math xmlns="http://www.w3.org/1998/Math/MathML" display="inline">
  <mrow>
    <mi>L</mi>
    <msub>
      <mi>D</mi>
      <mn>50</mn>
    </msub>
  </mrow>
</math>
</file>

<file path=Formula-132/content.xml><?xml version="1.0" encoding="utf-8"?>
<math xmlns="http://www.w3.org/1998/Math/MathML" display="inline">
  <mrow>
    <mi>L</mi>
    <msub>
      <mi>D</mi>
      <mn>50</mn>
    </msub>
  </mrow>
</math>
</file>

<file path=Formula-133/content.xml><?xml version="1.0" encoding="utf-8"?>
<math xmlns="http://www.w3.org/1998/Math/MathML" display="inline">
  <mrow>
    <msub>
      <mi>μ</mi>
      <mi>p</mi>
    </msub>
    <mo>=</mo>
    <mn>10</mn>
  </mrow>
</math>
</file>

<file path=Formula-134/content.xml><?xml version="1.0" encoding="utf-8"?>
<math xmlns="http://www.w3.org/1998/Math/MathML" display="inline">
  <msub>
    <mi>k</mi>
    <mi>p</mi>
  </msub>
</math>
</file>

<file path=Formula-135/content.xml><?xml version="1.0" encoding="utf-8"?>
<math xmlns="http://www.w3.org/1998/Math/MathML" display="inline">
  <mi>a</mi>
</math>
</file>

<file path=Formula-136/content.xml><?xml version="1.0" encoding="utf-8"?>
<math xmlns="http://www.w3.org/1998/Math/MathML" display="inline">
  <mi>a</mi>
</math>
</file>

<file path=Formula-137/content.xml><?xml version="1.0" encoding="utf-8"?>
<math xmlns="http://www.w3.org/1998/Math/MathML" display="inline">
  <mi>a</mi>
</math>
</file>

<file path=Formula-14/content.xml><?xml version="1.0" encoding="utf-8"?>
<math xmlns="http://www.w3.org/1998/Math/MathML" display="inline">
  <mi>x</mi>
</math>
</file>

<file path=Formula-15/content.xml><?xml version="1.0" encoding="utf-8"?>
<math xmlns="http://www.w3.org/1998/Math/MathML" display="block">
  <mrow>
    <mi>P</mi>
    <mo stretchy="false" form="prefix">(</mo>
    <mi>x</mi>
    <mo stretchy="false" form="prefix">|</mo>
    <mtext mathvariant="normal">survival</mtext>
    <mo stretchy="false" form="postfix">)</mo>
    <mo>=</mo>
    <mstyle displaystyle="true">
      <mfrac>
        <mrow>
          <mi>P</mi>
          <mo stretchy="false" form="prefix">(</mo>
          <mtext mathvariant="normal">survival</mtext>
          <mo stretchy="false" form="prefix">|</mo>
          <mi>x</mi>
          <mo stretchy="false" form="postfix">)</mo>
          <mo>*</mo>
          <mi>P</mi>
          <mo stretchy="false" form="prefix">(</mo>
          <mi>x</mi>
          <mo stretchy="false" form="postfix">)</mo>
        </mrow>
        <mrow>
          <mi>P</mi>
          <mo stretchy="false" form="prefix">(</mo>
          <mtext mathvariant="normal">survival</mtext>
          <mo stretchy="false" form="postfix">)</mo>
        </mrow>
      </mfrac>
    </mstyle>
  </mrow>
</math>
</file>

<file path=Formula-16/content.xml><?xml version="1.0" encoding="utf-8"?>
<math xmlns="http://www.w3.org/1998/Math/MathML" display="inline">
  <mrow>
    <mi>P</mi>
    <mo stretchy="false" form="prefix">(</mo>
    <mtext mathvariant="normal">survival</mtext>
    <mo stretchy="false" form="prefix">|</mo>
    <mi>x</mi>
    <mo stretchy="false" form="postfix">)</mo>
  </mrow>
</math>
</file>

<file path=Formula-17/content.xml><?xml version="1.0" encoding="utf-8"?>
<math xmlns="http://www.w3.org/1998/Math/MathML" display="inline">
  <mrow>
    <mi>h</mi>
    <mo stretchy="false" form="prefix">(</mo>
    <mi>x</mi>
    <mo>;</mo>
    <mi>a</mi>
    <mo>,</mo>
    <mi>b</mi>
    <mo stretchy="false" form="postfix">)</mo>
  </mrow>
</math>
</file>

<file path=Formula-18/content.xml><?xml version="1.0" encoding="utf-8"?>
<math xmlns="http://www.w3.org/1998/Math/MathML" display="inline">
  <mrow>
    <mi>P</mi>
    <mo stretchy="false" form="prefix">(</mo>
    <mi>x</mi>
    <mo stretchy="false" form="postfix">)</mo>
  </mrow>
</math>
</file>

<file path=Formula-19/content.xml><?xml version="1.0" encoding="utf-8"?>
<math xmlns="http://www.w3.org/1998/Math/MathML" display="inline">
  <mrow>
    <mi>g</mi>
    <mo stretchy="false" form="prefix">(</mo>
    <mi>x</mi>
    <mo>;</mo>
    <msub>
      <mi>μ</mi>
      <mi>p</mi>
    </msub>
    <mo>,</mo>
    <msub>
      <mi>k</mi>
      <mi>p</mi>
    </msub>
    <mo stretchy="false" form="postfix">)</mo>
  </mrow>
</math>
</file>

<file path=Formula-2/content.xml><?xml version="1.0" encoding="utf-8"?>
<math xmlns="http://www.w3.org/1998/Math/MathML" display="inline">
  <msub>
    <mi>μ</mi>
    <mi>p</mi>
  </msub>
</math>
</file>

<file path=Formula-20/content.xml><?xml version="1.0" encoding="utf-8"?>
<math xmlns="http://www.w3.org/1998/Math/MathML" display="inline">
  <mrow>
    <mi>P</mi>
    <mo stretchy="false" form="prefix">(</mo>
    <mtext mathvariant="normal">survival</mtext>
    <mo stretchy="false" form="postfix">)</mo>
    <mo>=</mo>
    <msubsup>
      <mo>∑</mo>
      <mrow>
        <mi>x</mi>
        <mo>=</mo>
        <mn>0</mn>
      </mrow>
      <mo>∞</mo>
    </msubsup>
    <mi>P</mi>
    <mo stretchy="false" form="prefix">(</mo>
    <mtext mathvariant="normal">survival</mtext>
    <mo stretchy="false" form="prefix">|</mo>
    <mi>x</mi>
    <mo stretchy="false" form="postfix">)</mo>
    <mo>*</mo>
    <mi>P</mi>
    <mo stretchy="false" form="prefix">(</mo>
    <mi>x</mi>
    <mo stretchy="false" form="postfix">)</mo>
    <mo>=</mo>
    <msubsup>
      <mo>∑</mo>
      <mrow>
        <mi>x</mi>
        <mo>=</mo>
        <mn>0</mn>
      </mrow>
      <mo>∞</mo>
    </msubsup>
    <mi>h</mi>
    <mo stretchy="false" form="prefix">(</mo>
    <mi>x</mi>
    <mo>;</mo>
    <mi>a</mi>
    <mo>,</mo>
    <mi>b</mi>
    <mo stretchy="false" form="postfix">)</mo>
    <mo>*</mo>
    <mi>g</mi>
    <mo stretchy="false" form="prefix">(</mo>
    <mi>x</mi>
    <mo>;</mo>
    <msub>
      <mi>μ</mi>
      <mi>p</mi>
    </msub>
    <mo>,</mo>
    <msub>
      <mi>k</mi>
      <mi>p</mi>
    </msub>
    <mo stretchy="false" form="postfix">)</mo>
  </mrow>
</math>
</file>

<file path=Formula-21/content.xml><?xml version="1.0" encoding="utf-8"?>
<math xmlns="http://www.w3.org/1998/Math/MathML" display="block">
  <mrow>
    <mi>P</mi>
    <mo stretchy="false" form="prefix">(</mo>
    <mi>x</mi>
    <mo stretchy="false" form="prefix">|</mo>
    <mtext mathvariant="normal">survival</mtext>
    <mo stretchy="false" form="postfix">)</mo>
    <mo>=</mo>
    <mstyle displaystyle="true">
      <mfrac>
        <mrow>
          <mi>h</mi>
          <mo stretchy="false" form="prefix">(</mo>
          <mi>x</mi>
          <mo>;</mo>
          <mi>a</mi>
          <mo>,</mo>
          <mi>b</mi>
          <mo stretchy="false" form="postfix">)</mo>
          <mo>*</mo>
          <mi>g</mi>
          <mo stretchy="false" form="prefix">(</mo>
          <mi>x</mi>
          <mo>;</mo>
          <msub>
            <mi>μ</mi>
            <mi>p</mi>
          </msub>
          <mo>,</mo>
          <msub>
            <mi>k</mi>
            <mi>p</mi>
          </msub>
          <mo stretchy="false" form="postfix">)</mo>
        </mrow>
        <mrow>
          <munderover>
            <mo>∑</mo>
            <mrow>
              <mi>x</mi>
              <mo>=</mo>
              <mn>0</mn>
            </mrow>
            <mo>∞</mo>
          </munderover>
          <mi>h</mi>
          <mo stretchy="false" form="prefix">(</mo>
          <mi>x</mi>
          <mo>;</mo>
          <mi>a</mi>
          <mo>,</mo>
          <mi>b</mi>
          <mo stretchy="false" form="postfix">)</mo>
          <mo>*</mo>
          <mi>g</mi>
          <mo stretchy="false" form="prefix">(</mo>
          <mi>x</mi>
          <mo>;</mo>
          <msub>
            <mi>μ</mi>
            <mi>p</mi>
          </msub>
          <mo>,</mo>
          <msub>
            <mi>k</mi>
            <mi>p</mi>
          </msub>
          <mo stretchy="false" form="postfix">)</mo>
        </mrow>
      </mfrac>
    </mstyle>
  </mrow>
</math>
</file>

<file path=Formula-22/content.xml><?xml version="1.0" encoding="utf-8"?>
<math xmlns="http://www.w3.org/1998/Math/MathML" display="inline">
  <msub>
    <mi>μ</mi>
    <mi>p</mi>
  </msub>
</math>
</file>

<file path=Formula-23/content.xml><?xml version="1.0" encoding="utf-8"?>
<math xmlns="http://www.w3.org/1998/Math/MathML" display="inline">
  <msub>
    <mi>k</mi>
    <mi>p</mi>
  </msub>
</math>
</file>

<file path=Formula-24/content.xml><?xml version="1.0" encoding="utf-8"?>
<math xmlns="http://www.w3.org/1998/Math/MathML" display="inline">
  <mi>a</mi>
</math>
</file>

<file path=Formula-25/content.xml><?xml version="1.0" encoding="utf-8"?>
<math xmlns="http://www.w3.org/1998/Math/MathML" display="inline">
  <mi>b</mi>
</math>
</file>

<file path=Formula-26/content.xml><?xml version="1.0" encoding="utf-8"?>
<math xmlns="http://www.w3.org/1998/Math/MathML" display="inline">
  <msub>
    <mi>μ</mi>
    <mi>p</mi>
  </msub>
</math>
</file>

<file path=Formula-27/content.xml><?xml version="1.0" encoding="utf-8"?>
<math xmlns="http://www.w3.org/1998/Math/MathML" display="inline">
  <msub>
    <mi>k</mi>
    <mi>p</mi>
  </msub>
</math>
</file>

<file path=Formula-28/content.xml><?xml version="1.0" encoding="utf-8"?>
<math xmlns="http://www.w3.org/1998/Math/MathML" display="inline">
  <mi>a</mi>
</math>
</file>

<file path=Formula-29/content.xml><?xml version="1.0" encoding="utf-8"?>
<math xmlns="http://www.w3.org/1998/Math/MathML" display="inline">
  <mi>b</mi>
</math>
</file>

<file path=Formula-3/content.xml><?xml version="1.0" encoding="utf-8"?>
<math xmlns="http://www.w3.org/1998/Math/MathML" display="inline">
  <msub>
    <mi>k</mi>
    <mi>p</mi>
  </msub>
</math>
</file>

<file path=Formula-30/content.xml><?xml version="1.0" encoding="utf-8"?>
<math xmlns="http://www.w3.org/1998/Math/MathML" display="inline">
  <mrow>
    <mi>L</mi>
    <msub>
      <mi>D</mi>
      <mn>50</mn>
    </msub>
  </mrow>
</math>
</file>

<file path=Formula-31/content.xml><?xml version="1.0" encoding="utf-8"?>
<math xmlns="http://www.w3.org/1998/Math/MathML" display="inline">
  <msup>
    <mi>χ</mi>
    <mn>2</mn>
  </msup>
</math>
</file>

<file path=Formula-32/content.xml><?xml version="1.0" encoding="utf-8"?>
<math xmlns="http://www.w3.org/1998/Math/MathML" display="inline">
  <msub>
    <mi>N</mi>
    <mi>p</mi>
  </msub>
</math>
</file>

<file path=Formula-33/content.xml><?xml version="1.0" encoding="utf-8"?>
<math xmlns="http://www.w3.org/1998/Math/MathML" display="inline">
  <msub>
    <mi>μ</mi>
    <mi>p</mi>
  </msub>
</math>
</file>

<file path=Formula-34/content.xml><?xml version="1.0" encoding="utf-8"?>
<math xmlns="http://www.w3.org/1998/Math/MathML" display="inline">
  <msub>
    <mi>k</mi>
    <mi>p</mi>
  </msub>
</math>
</file>

<file path=Formula-35/content.xml><?xml version="1.0" encoding="utf-8"?>
<math xmlns="http://www.w3.org/1998/Math/MathML" display="inline">
  <mi>a</mi>
</math>
</file>

<file path=Formula-36/content.xml><?xml version="1.0" encoding="utf-8"?>
<math xmlns="http://www.w3.org/1998/Math/MathML" display="inline">
  <mi>b</mi>
</math>
</file>

<file path=Formula-37/content.xml><?xml version="1.0" encoding="utf-8"?>
<math xmlns="http://www.w3.org/1998/Math/MathML" display="inline">
  <msub>
    <mi>N</mi>
    <mi>p</mi>
  </msub>
</math>
</file>

<file path=Formula-38/content.xml><?xml version="1.0" encoding="utf-8"?>
<math xmlns="http://www.w3.org/1998/Math/MathML" display="inline">
  <msub>
    <mi>N</mi>
    <mi>p</mi>
  </msub>
</math>
</file>

<file path=Formula-39/content.xml><?xml version="1.0" encoding="utf-8"?>
<math xmlns="http://www.w3.org/1998/Math/MathML" display="inline">
  <msub>
    <mi>N</mi>
    <mi>p</mi>
  </msub>
</math>
</file>

<file path=Formula-4/content.xml><?xml version="1.0" encoding="utf-8"?>
<math xmlns="http://www.w3.org/1998/Math/MathML" display="inline">
  <msub>
    <mi>k</mi>
    <mi>p</mi>
  </msub>
</math>
</file>

<file path=Formula-40/content.xml><?xml version="1.0" encoding="utf-8"?>
<math xmlns="http://www.w3.org/1998/Math/MathML" display="inline">
  <msub>
    <mi>μ</mi>
    <mi>p</mi>
  </msub>
</math>
</file>

<file path=Formula-41/content.xml><?xml version="1.0" encoding="utf-8"?>
<math xmlns="http://www.w3.org/1998/Math/MathML" display="inline">
  <msub>
    <mi>k</mi>
    <mi>p</mi>
  </msub>
</math>
</file>

<file path=Formula-42/content.xml><?xml version="1.0" encoding="utf-8"?>
<math xmlns="http://www.w3.org/1998/Math/MathML" display="inline">
  <msub>
    <mi>N</mi>
    <mi>p</mi>
  </msub>
</math>
</file>

<file path=Formula-43/content.xml><?xml version="1.0" encoding="utf-8"?>
<math xmlns="http://www.w3.org/1998/Math/MathML" display="inline">
  <msub>
    <mi>μ</mi>
    <mi>p</mi>
  </msub>
</math>
</file>

<file path=Formula-44/content.xml><?xml version="1.0" encoding="utf-8"?>
<math xmlns="http://www.w3.org/1998/Math/MathML" display="inline">
  <msub>
    <mi>k</mi>
    <mi>p</mi>
  </msub>
</math>
</file>

<file path=Formula-45/content.xml><?xml version="1.0" encoding="utf-8"?>
<math xmlns="http://www.w3.org/1998/Math/MathML" display="inline">
  <msub>
    <mi>N</mi>
    <mi>p</mi>
  </msub>
</math>
</file>

<file path=Formula-46/content.xml><?xml version="1.0" encoding="utf-8"?>
<math xmlns="http://www.w3.org/1998/Math/MathML" display="inline">
  <msub>
    <mi>μ</mi>
    <mi>p</mi>
  </msub>
</math>
</file>

<file path=Formula-47/content.xml><?xml version="1.0" encoding="utf-8"?>
<math xmlns="http://www.w3.org/1998/Math/MathML" display="inline">
  <msub>
    <mi>k</mi>
    <mi>p</mi>
  </msub>
</math>
</file>

<file path=Formula-48/content.xml><?xml version="1.0" encoding="utf-8"?>
<math xmlns="http://www.w3.org/1998/Math/MathML" display="inline">
  <msub>
    <mi>N</mi>
    <mi>p</mi>
  </msub>
</math>
</file>

<file path=Formula-49/content.xml><?xml version="1.0" encoding="utf-8"?>
<math xmlns="http://www.w3.org/1998/Math/MathML" display="inline">
  <msub>
    <mi>μ</mi>
    <mi>p</mi>
  </msub>
</math>
</file>

<file path=Formula-5/content.xml><?xml version="1.0" encoding="utf-8"?>
<math xmlns="http://www.w3.org/1998/Math/MathML" display="inline">
  <msub>
    <mi>N</mi>
    <mi>p</mi>
  </msub>
</math>
</file>

<file path=Formula-50/content.xml><?xml version="1.0" encoding="utf-8"?>
<math xmlns="http://www.w3.org/1998/Math/MathML" display="inline">
  <msub>
    <mi>k</mi>
    <mi>p</mi>
  </msub>
</math>
</file>

<file path=Formula-51/content.xml><?xml version="1.0" encoding="utf-8"?>
<math xmlns="http://www.w3.org/1998/Math/MathML" display="inline">
  <msub>
    <mi>μ</mi>
    <mi>p</mi>
  </msub>
</math>
</file>

<file path=Formula-52/content.xml><?xml version="1.0" encoding="utf-8"?>
<math xmlns="http://www.w3.org/1998/Math/MathML" display="inline">
  <msub>
    <mi>k</mi>
    <mi>p</mi>
  </msub>
</math>
</file>

<file path=Formula-53/content.xml><?xml version="1.0" encoding="utf-8"?>
<math xmlns="http://www.w3.org/1998/Math/MathML" display="inline">
  <mi>a</mi>
</math>
</file>

<file path=Formula-54/content.xml><?xml version="1.0" encoding="utf-8"?>
<math xmlns="http://www.w3.org/1998/Math/MathML" display="inline">
  <mi>b</mi>
</math>
</file>

<file path=Formula-55/content.xml><?xml version="1.0" encoding="utf-8"?>
<math xmlns="http://www.w3.org/1998/Math/MathML" display="inline">
  <msub>
    <mi>μ</mi>
    <mi>p</mi>
  </msub>
</math>
</file>

<file path=Formula-56/content.xml><?xml version="1.0" encoding="utf-8"?>
<math xmlns="http://www.w3.org/1998/Math/MathML" display="inline">
  <msub>
    <mi>μ</mi>
    <mi>p</mi>
  </msub>
</math>
</file>

<file path=Formula-57/content.xml><?xml version="1.0" encoding="utf-8"?>
<math xmlns="http://www.w3.org/1998/Math/MathML" display="inline">
  <msub>
    <mi>μ</mi>
    <mi>p</mi>
  </msub>
</math>
</file>

<file path=Formula-58/content.xml><?xml version="1.0" encoding="utf-8"?>
<math xmlns="http://www.w3.org/1998/Math/MathML" display="inline">
  <mrow>
    <mi>L</mi>
    <msub>
      <mi>D</mi>
      <mn>50</mn>
    </msub>
  </mrow>
</math>
</file>

<file path=Formula-59/content.xml><?xml version="1.0" encoding="utf-8"?>
<math xmlns="http://www.w3.org/1998/Math/MathML" display="inline">
  <mrow>
    <msub>
      <mi>μ</mi>
      <mi>p</mi>
    </msub>
    <mo>=</mo>
    <mn>10</mn>
  </mrow>
</math>
</file>

<file path=Formula-6/content.xml><?xml version="1.0" encoding="utf-8"?>
<math xmlns="http://www.w3.org/1998/Math/MathML" display="inline">
  <mi>x</mi>
</math>
</file>

<file path=Formula-60/content.xml><?xml version="1.0" encoding="utf-8"?>
<math xmlns="http://www.w3.org/1998/Math/MathML" display="inline">
  <mrow>
    <mi>L</mi>
    <msub>
      <mi>D</mi>
      <mn>50</mn>
    </msub>
    <mo>=</mo>
    <mn>7</mn>
    <mo>.</mo>
    <mn>39</mn>
  </mrow>
</math>
</file>

<file path=Formula-61/content.xml><?xml version="1.0" encoding="utf-8"?>
<math xmlns="http://www.w3.org/1998/Math/MathML" display="inline">
  <mrow>
    <msub>
      <mi>μ</mi>
      <mi>p</mi>
    </msub>
    <mo>=</mo>
    <mn>50</mn>
  </mrow>
</math>
</file>

<file path=Formula-62/content.xml><?xml version="1.0" encoding="utf-8"?>
<math xmlns="http://www.w3.org/1998/Math/MathML" display="inline">
  <mrow>
    <mi>L</mi>
    <msub>
      <mi>D</mi>
      <mn>50</mn>
    </msub>
    <mo>=</mo>
    <mn>35</mn>
    <mo>.</mo>
    <mn>57</mn>
  </mrow>
</math>
</file>

<file path=Formula-63/content.xml><?xml version="1.0" encoding="utf-8"?>
<math xmlns="http://www.w3.org/1998/Math/MathML" display="inline">
  <mrow>
    <msub>
      <mi>μ</mi>
      <mi>p</mi>
    </msub>
    <mo>=</mo>
    <mn>100</mn>
  </mrow>
</math>
</file>

<file path=Formula-64/content.xml><?xml version="1.0" encoding="utf-8"?>
<math xmlns="http://www.w3.org/1998/Math/MathML" display="inline">
  <mrow>
    <mi>L</mi>
    <msub>
      <mi>D</mi>
      <mn>50</mn>
    </msub>
    <mo>=</mo>
    <mn>77</mn>
    <mo>.</mo>
    <mn>3</mn>
  </mrow>
</math>
</file>

<file path=Formula-65/content.xml><?xml version="1.0" encoding="utf-8"?>
<math xmlns="http://www.w3.org/1998/Math/MathML" display="inline">
  <mi>a</mi>
</math>
</file>

<file path=Formula-66/content.xml><?xml version="1.0" encoding="utf-8"?>
<math xmlns="http://www.w3.org/1998/Math/MathML" display="inline">
  <mi>b</mi>
</math>
</file>

<file path=Formula-67/content.xml><?xml version="1.0" encoding="utf-8"?>
<math xmlns="http://www.w3.org/1998/Math/MathML" display="inline">
  <msub>
    <mi>μ</mi>
    <mi>p</mi>
  </msub>
</math>
</file>

<file path=Formula-68/content.xml><?xml version="1.0" encoding="utf-8"?>
<math xmlns="http://www.w3.org/1998/Math/MathML" display="inline">
  <mrow>
    <msub>
      <mi>k</mi>
      <mi>p</mi>
    </msub>
    <mo>=</mo>
    <mn>0</mn>
    <mo>.</mo>
    <mn>1</mn>
  </mrow>
</math>
</file>

<file path=Formula-69/content.xml><?xml version="1.0" encoding="utf-8"?>
<math xmlns="http://www.w3.org/1998/Math/MathML" display="inline">
  <mrow>
    <mi>α</mi>
    <mo>=</mo>
    <mn>0</mn>
    <mo>.</mo>
    <mn>05</mn>
  </mrow>
</math>
</file>

<file path=Formula-7/content.xml><?xml version="1.0" encoding="utf-8"?>
<math xmlns="http://www.w3.org/1998/Math/MathML" display="block">
  <mrow>
    <mi>h</mi>
    <mo stretchy="false" form="prefix">(</mo>
    <mi>x</mi>
    <mo>;</mo>
    <mi>a</mi>
    <mo>,</mo>
    <mi>b</mi>
    <mo stretchy="false" form="postfix">)</mo>
    <mo>=</mo>
    <msub>
      <mi>h</mi>
      <mi>x</mi>
    </msub>
    <mo>=</mo>
    <mstyle displaystyle="true">
      <mfrac>
        <msup>
          <mi>e</mi>
          <mrow>
            <mi>a</mi>
            <mo>−</mo>
            <mi>b</mi>
            <mi>log</mi>
            <mo stretchy="false" form="prefix">(</mo>
            <mi>x</mi>
            <mo stretchy="false" form="postfix">)</mo>
          </mrow>
        </msup>
        <mrow>
          <mn>1</mn>
          <mo>+</mo>
          <msup>
            <mi>e</mi>
            <mrow>
              <mi>a</mi>
              <mo>−</mo>
              <mi>b</mi>
              <mi>log</mi>
              <mo stretchy="false" form="prefix">(</mo>
              <mi>x</mi>
              <mo stretchy="false" form="postfix">)</mo>
            </mrow>
          </msup>
        </mrow>
      </mfrac>
    </mstyle>
  </mrow>
</math>
</file>

<file path=Formula-70/content.xml><?xml version="1.0" encoding="utf-8"?>
<math xmlns="http://www.w3.org/1998/Math/MathML" display="inline">
  <msub>
    <mi>N</mi>
    <mi>p</mi>
  </msub>
</math>
</file>

<file path=Formula-71/content.xml><?xml version="1.0" encoding="utf-8"?>
<math xmlns="http://www.w3.org/1998/Math/MathML" display="inline">
  <msub>
    <mi>N</mi>
    <mi>p</mi>
  </msub>
</math>
</file>

<file path=Formula-72/content.xml><?xml version="1.0" encoding="utf-8"?>
<math xmlns="http://www.w3.org/1998/Math/MathML" display="inline">
  <msub>
    <mi>N</mi>
    <mi>p</mi>
  </msub>
</math>
</file>

<file path=Formula-73/content.xml><?xml version="1.0" encoding="utf-8"?>
<math xmlns="http://www.w3.org/1998/Math/MathML" display="inline">
  <mrow>
    <mi>L</mi>
    <msub>
      <mi>D</mi>
      <mn>50</mn>
    </msub>
  </mrow>
</math>
</file>

<file path=Formula-74/content.xml><?xml version="1.0" encoding="utf-8"?>
<math xmlns="http://www.w3.org/1998/Math/MathML" display="inline">
  <mi>a</mi>
</math>
</file>

<file path=Formula-75/content.xml><?xml version="1.0" encoding="utf-8"?>
<math xmlns="http://www.w3.org/1998/Math/MathML" display="inline">
  <mi>b</mi>
</math>
</file>

<file path=Formula-76/content.xml><?xml version="1.0" encoding="utf-8"?>
<math xmlns="http://www.w3.org/1998/Math/MathML" display="inline">
  <mi>a</mi>
</math>
</file>

<file path=Formula-77/content.xml><?xml version="1.0" encoding="utf-8"?>
<math xmlns="http://www.w3.org/1998/Math/MathML" display="inline">
  <mi>b</mi>
</math>
</file>

<file path=Formula-78/content.xml><?xml version="1.0" encoding="utf-8"?>
<math xmlns="http://www.w3.org/1998/Math/MathML" display="inline">
  <mrow>
    <mi>L</mi>
    <msub>
      <mi>D</mi>
      <mn>50</mn>
    </msub>
  </mrow>
</math>
</file>

<file path=Formula-79/content.xml><?xml version="1.0" encoding="utf-8"?>
<math xmlns="http://www.w3.org/1998/Math/MathML" display="inline">
  <msub>
    <mi>N</mi>
    <mi>p</mi>
  </msub>
</math>
</file>

<file path=Formula-8/content.xml><?xml version="1.0" encoding="utf-8"?>
<math xmlns="http://www.w3.org/1998/Math/MathML" display="inline">
  <mrow>
    <mi>L</mi>
    <msub>
      <mi>D</mi>
      <mn>50</mn>
    </msub>
  </mrow>
</math>
</file>

<file path=Formula-80/content.xml><?xml version="1.0" encoding="utf-8"?>
<math xmlns="http://www.w3.org/1998/Math/MathML" display="inline">
  <mi>a</mi>
</math>
</file>

<file path=Formula-81/content.xml><?xml version="1.0" encoding="utf-8"?>
<math xmlns="http://www.w3.org/1998/Math/MathML" display="inline">
  <mi>b</mi>
</math>
</file>

<file path=Formula-82/content.xml><?xml version="1.0" encoding="utf-8"?>
<math xmlns="http://www.w3.org/1998/Math/MathML" display="inline">
  <mi>a</mi>
</math>
</file>

<file path=Formula-83/content.xml><?xml version="1.0" encoding="utf-8"?>
<math xmlns="http://www.w3.org/1998/Math/MathML" display="inline">
  <mrow>
    <mi>L</mi>
    <msub>
      <mi>D</mi>
      <mn>50</mn>
    </msub>
  </mrow>
</math>
</file>

<file path=Formula-84/content.xml><?xml version="1.0" encoding="utf-8"?>
<math xmlns="http://www.w3.org/1998/Math/MathML" display="inline">
  <mrow>
    <mi>L</mi>
    <msub>
      <mi>D</mi>
      <mn>50</mn>
    </msub>
  </mrow>
</math>
</file>

<file path=Formula-85/content.xml><?xml version="1.0" encoding="utf-8"?>
<math xmlns="http://www.w3.org/1998/Math/MathML" display="inline">
  <mrow>
    <mi>L</mi>
    <msub>
      <mi>D</mi>
      <mn>50</mn>
    </msub>
  </mrow>
</math>
</file>

<file path=Formula-86/content.xml><?xml version="1.0" encoding="utf-8"?>
<math xmlns="http://www.w3.org/1998/Math/MathML" display="inline">
  <mrow>
    <mi>L</mi>
    <msub>
      <mi>D</mi>
      <mn>50</mn>
    </msub>
  </mrow>
</math>
</file>

<file path=Formula-87/content.xml><?xml version="1.0" encoding="utf-8"?>
<math xmlns="http://www.w3.org/1998/Math/MathML" display="inline">
  <mrow>
    <mi>L</mi>
    <msub>
      <mi>D</mi>
      <mn>50</mn>
    </msub>
  </mrow>
</math>
</file>

<file path=Formula-88/content.xml><?xml version="1.0" encoding="utf-8"?>
<math xmlns="http://www.w3.org/1998/Math/MathML" display="inline">
  <mrow>
    <msub>
      <mi>μ</mi>
      <mi>p</mi>
    </msub>
    <mo>=</mo>
    <mn>10</mn>
  </mrow>
</math>
</file>

<file path=Formula-89/content.xml><?xml version="1.0" encoding="utf-8"?>
<math xmlns="http://www.w3.org/1998/Math/MathML" display="inline">
  <mrow>
    <mi>L</mi>
    <msub>
      <mi>D</mi>
      <mn>50</mn>
    </msub>
  </mrow>
</math>
</file>

<file path=Formula-9/content.xml><?xml version="1.0" encoding="utf-8"?>
<math xmlns="http://www.w3.org/1998/Math/MathML" display="inline">
  <mrow>
    <mi>exp</mi>
    <mrow>
      <mi>a</mi>
      <mo>/</mo>
      <mi>b</mi>
    </mrow>
  </mrow>
</math>
</file>

<file path=Formula-90/content.xml><?xml version="1.0" encoding="utf-8"?>
<math xmlns="http://www.w3.org/1998/Math/MathML" display="inline">
  <msub>
    <mi>μ</mi>
    <mi>p</mi>
  </msub>
</math>
</file>

<file path=Formula-91/content.xml><?xml version="1.0" encoding="utf-8"?>
<math xmlns="http://www.w3.org/1998/Math/MathML" display="inline">
  <mrow>
    <mi>L</mi>
    <msub>
      <mi>D</mi>
      <mn>50</mn>
    </msub>
  </mrow>
</math>
</file>

<file path=Formula-92/content.xml><?xml version="1.0" encoding="utf-8"?>
<math xmlns="http://www.w3.org/1998/Math/MathML" display="inline">
  <mrow>
    <mi>L</mi>
    <msub>
      <mi>D</mi>
      <mn>50</mn>
    </msub>
  </mrow>
</math>
</file>

<file path=Formula-93/content.xml><?xml version="1.0" encoding="utf-8"?>
<math xmlns="http://www.w3.org/1998/Math/MathML" display="inline">
  <msub>
    <mi>μ</mi>
    <mi>p</mi>
  </msub>
</math>
</file>

<file path=Formula-94/content.xml><?xml version="1.0" encoding="utf-8"?>
<math xmlns="http://www.w3.org/1998/Math/MathML" display="inline">
  <mi>a</mi>
</math>
</file>

<file path=Formula-95/content.xml><?xml version="1.0" encoding="utf-8"?>
<math xmlns="http://www.w3.org/1998/Math/MathML" display="inline">
  <mi>a</mi>
</math>
</file>

<file path=Formula-96/content.xml><?xml version="1.0" encoding="utf-8"?>
<math xmlns="http://www.w3.org/1998/Math/MathML" display="inline">
  <mi>a</mi>
</math>
</file>

<file path=Formula-97/content.xml><?xml version="1.0" encoding="utf-8"?>
<math xmlns="http://www.w3.org/1998/Math/MathML" display="inline">
  <mi>a</mi>
</math>
</file>

<file path=Formula-98/content.xml><?xml version="1.0" encoding="utf-8"?>
<math xmlns="http://www.w3.org/1998/Math/MathML" display="inline">
  <msub>
    <mi>μ</mi>
    <mi>p</mi>
  </msub>
</math>
</file>

<file path=Formula-99/content.xml><?xml version="1.0" encoding="utf-8"?>
<math xmlns="http://www.w3.org/1998/Math/MathML" display="inline">
  <mrow>
    <msubsup>
      <mi>χ</mi>
      <mrow>
        <mi>d</mi>
        <mi>f</mi>
        <mo>=</mo>
        <mn>2</mn>
      </mrow>
      <mn>2</mn>
    </msubsup>
    <mo>=</mo>
    <mn>5</mn>
    <mo>.</mo>
    <mn>34</mn>
    <mo>;</mo>
    <mi>p</mi>
    <mo>=</mo>
    <mn>0</mn>
    <mo>.</mo>
    <mn>069</mn>
  </mrow>
</math>
</file>